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fo:border="0.06pt solid #000000" style:rotation-align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27.809cm" svg:y="13.519cm">
            <draw:object draw:notify-on-update-of-ranges="Arkusz1.H40:Arkusz1.H47 Arkusz1.K40:Arkusz1.K47 Arkusz1.H51:Arkusz1.H58 Arkusz1.K51:Arkusz1.K58 Arkusz1.K62:Arkusz1.K70 Arkusz1.H62:Arkusz1.H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151cm" svg:y="24.417cm">
            <draw:object draw:notify-on-update-of-ranges="Arkusz1.A40:Arkusz1.A47 Arkusz1.J40:Arkusz1.J47 Arkusz1.J51:Arkusz1.J58 Arkusz1.A51:Arkusz1.A58 Arkusz1.J62:Arkusz1.J70 Arkusz1.A62:Arkusz1.A7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3" table:formula="of:=[.C4]*[.D4]" office:value-type="float" office:value="162.5" calcext:value-type="float">
            <text:p>162,50</text:p>
          </table:table-cell>
          <table:table-cell table:style-name="ce3" table:formula="of:=26*[.C4]*[.C4]" office:value-type="float" office:value="4394" calcext:value-type="float">
            <text:p>4394,00</text:p>
          </table:table-cell>
          <table:table-cell table:style-name="ce3" table:formula="of:=1.2*[.A4]*[.A4]*10^(-6)+1.1*[.A4]*10^(-3)" office:value-type="float" office:value="35.5" calcext:value-type="float">
            <text:p>35,50</text:p>
          </table:table-cell>
          <table:table-cell table:style-name="ce3" table:formula="of:=[.E4]+[.F4]+[.G4]" office:value-type="float" office:value="4592" calcext:value-type="float">
            <text:p>4592,00</text:p>
          </table:table-cell>
          <table:table-cell table:style-name="ce3" table:formula="of:=3.14*[.A4]/30" office:value-type="float" office:value="523.333333333333" calcext:value-type="float">
            <text:p>523,33</text:p>
          </table:table-cell>
          <table:table-cell table:style-name="ce3" table:formula="of:=[.H4]/[.I4]" office:value-type="float" office:value="8.77452229299363" calcext:value-type="float">
            <text:p>8,77</text:p>
          </table:table-cell>
          <table:table-cell table:style-name="ce3" table:formula="of:=[.H4]/[.B4]*100" office:value-type="float" office:value="8503.70370370371" calcext:value-type="float">
            <text:p>8503,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5]*[.D5]" office:value-type="float" office:value="168" calcext:value-type="float">
            <text:p>168,00</text:p>
          </table:table-cell>
          <table:table-cell table:style-name="ce3" table:formula="of:=26*[.C5]*[.C5]" office:value-type="float" office:value="5096" calcext:value-type="float">
            <text:p>5096,00</text:p>
          </table:table-cell>
          <table:table-cell table:style-name="ce3" table:formula="of:=1.2*[.A5]*[.A5]*10^(-6)+1.1*[.A5]*10^(-3)" office:value-type="float" office:value="34.202" calcext:value-type="float">
            <text:p>34,20</text:p>
          </table:table-cell>
          <table:table-cell table:style-name="ce3" table:formula="of:=[.E5]+[.F5]+[.G5]" office:value-type="float" office:value="5298.202" calcext:value-type="float">
            <text:p>5298,20</text:p>
          </table:table-cell>
          <table:table-cell table:style-name="ce3" table:formula="of:=3.14*[.A5]/30" office:value-type="float" office:value="512.866666666667" calcext:value-type="float">
            <text:p>512,87</text:p>
          </table:table-cell>
          <table:table-cell table:style-name="ce3" table:formula="of:=[.H5]/[.I5]" office:value-type="float" office:value="10.3305641492266" calcext:value-type="float">
            <text:p>10,33</text:p>
          </table:table-cell>
          <table:table-cell table:style-name="ce3" table:formula="of:=[.H5]/[.B5]*100" office:value-type="float" office:value="9633.09454545455" calcext:value-type="float">
            <text:p>9633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6]*[.D6]" office:value-type="float" office:value="195.5" calcext:value-type="float">
            <text:p>195,50</text:p>
          </table:table-cell>
          <table:table-cell table:style-name="ce3" table:formula="of:=26*[.C6]*[.C6]" office:value-type="float" office:value="7514" calcext:value-type="float">
            <text:p>7514,00</text:p>
          </table:table-cell>
          <table:table-cell table:style-name="ce3" table:formula="of:=1.2*[.A6]*[.A6]*10^(-6)+1.1*[.A6]*10^(-3)" office:value-type="float" office:value="32.928" calcext:value-type="float">
            <text:p>32,93</text:p>
          </table:table-cell>
          <table:table-cell table:style-name="ce3" table:formula="of:=[.E6]+[.F6]+[.G6]" office:value-type="float" office:value="7742.428" calcext:value-type="float">
            <text:p>7742,43</text:p>
          </table:table-cell>
          <table:table-cell table:style-name="ce3" table:formula="of:=3.14*[.A6]/30" office:value-type="float" office:value="502.4" calcext:value-type="float">
            <text:p>502,40</text:p>
          </table:table-cell>
          <table:table-cell table:style-name="ce3" table:formula="of:=[.H6]/[.I6]" office:value-type="float" office:value="15.4108837579618" calcext:value-type="float">
            <text:p>15,41</text:p>
          </table:table-cell>
          <table:table-cell table:style-name="ce3" table:formula="of:=[.H6]/[.B6]*100" office:value-type="float" office:value="12904.0466666667" calcext:value-type="float">
            <text:p>12904,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7]*[.D7]" office:value-type="float" office:value="198" calcext:value-type="float">
            <text:p>198,00</text:p>
          </table:table-cell>
          <table:table-cell table:style-name="ce3" table:formula="of:=26*[.C7]*[.C7]" office:value-type="float" office:value="8424" calcext:value-type="float">
            <text:p>8424,00</text:p>
          </table:table-cell>
          <table:table-cell table:style-name="ce3" table:formula="of:=1.2*[.A7]*[.A7]*10^(-6)+1.1*[.A7]*10^(-3)" office:value-type="float" office:value="31.678" calcext:value-type="float">
            <text:p>31,68</text:p>
          </table:table-cell>
          <table:table-cell table:style-name="ce3" table:formula="of:=[.E7]+[.F7]+[.G7]" office:value-type="float" office:value="8653.678" calcext:value-type="float">
            <text:p>8653,68</text:p>
          </table:table-cell>
          <table:table-cell table:style-name="ce3" table:formula="of:=3.14*[.A7]/30" office:value-type="float" office:value="491.933333333333" calcext:value-type="float">
            <text:p>491,93</text:p>
          </table:table-cell>
          <table:table-cell table:style-name="ce3" table:formula="of:=[.H7]/[.I7]" office:value-type="float" office:value="17.5911600487871" calcext:value-type="float">
            <text:p>17,59</text:p>
          </table:table-cell>
          <table:table-cell table:style-name="ce3" table:formula="of:=[.H7]/[.B7]*100" office:value-type="float" office:value="14186.3573770492" calcext:value-type="float">
            <text:p>14186,3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20.5" calcext:value-type="float">
            <text:p>20,50</text:p>
          </table:table-cell>
          <table:table-cell table:style-name="ce4" office:value-type="float" office:value="10.5" calcext:value-type="float">
            <text:p>10,50</text:p>
          </table:table-cell>
          <table:table-cell table:style-name="ce3" table:formula="of:=[.C8]*[.D8]" office:value-type="float" office:value="215.25" calcext:value-type="float">
            <text:p>215,25</text:p>
          </table:table-cell>
          <table:table-cell table:style-name="ce3" table:formula="of:=26*[.C8]*[.C8]" office:value-type="float" office:value="10926.5" calcext:value-type="float">
            <text:p>10926,50</text:p>
          </table:table-cell>
          <table:table-cell table:style-name="ce3" table:formula="of:=1.2*[.A8]*[.A8]*10^(-6)+1.1*[.A8]*10^(-3)" office:value-type="float" office:value="29.25" calcext:value-type="float">
            <text:p>29,25</text:p>
          </table:table-cell>
          <table:table-cell table:style-name="ce3" table:formula="of:=[.E8]+[.F8]+[.G8]" office:value-type="float" office:value="11171" calcext:value-type="float">
            <text:p>11171,00</text:p>
          </table:table-cell>
          <table:table-cell table:style-name="ce3" table:formula="of:=3.14*[.A8]/30" office:value-type="float" office:value="471" calcext:value-type="float">
            <text:p>471,00</text:p>
          </table:table-cell>
          <table:table-cell table:style-name="ce3" table:formula="of:=[.H8]/[.I8]" office:value-type="float" office:value="23.7176220806794" calcext:value-type="float">
            <text:p>23,72</text:p>
          </table:table-cell>
          <table:table-cell table:style-name="ce3" table:formula="of:=[.H8]/[.B8]*100" office:value-type="float" office:value="17454.6875" calcext:value-type="float">
            <text:p>17454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9.8" calcext:value-type="float">
            <text:p>9,80</text:p>
          </table:table-cell>
          <table:table-cell table:style-name="ce3" table:formula="of:=[.C9]*[.D9]" office:value-type="float" office:value="225.4" calcext:value-type="float">
            <text:p>225,40</text:p>
          </table:table-cell>
          <table:table-cell table:style-name="ce3" table:formula="of:=26*[.C9]*[.C9]" office:value-type="float" office:value="13754" calcext:value-type="float">
            <text:p>13754,00</text:p>
          </table:table-cell>
          <table:table-cell table:style-name="ce3" table:formula="of:=1.2*[.A9]*[.A9]*10^(-6)+1.1*[.A9]*10^(-3)" office:value-type="float" office:value="26.918" calcext:value-type="float">
            <text:p>26,92</text:p>
          </table:table-cell>
          <table:table-cell table:style-name="ce3" table:formula="of:=[.E9]+[.F9]+[.G9]" office:value-type="float" office:value="14006.318" calcext:value-type="float">
            <text:p>14006,32</text:p>
          </table:table-cell>
          <table:table-cell table:style-name="ce3" table:formula="of:=3.14*[.A9]/30" office:value-type="float" office:value="450.066666666667" calcext:value-type="float">
            <text:p>450,07</text:p>
          </table:table-cell>
          <table:table-cell table:style-name="ce3" table:formula="of:=[.H9]/[.I9]" office:value-type="float" office:value="31.1205406606429" calcext:value-type="float">
            <text:p>31,12</text:p>
          </table:table-cell>
          <table:table-cell table:style-name="ce3" table:formula="of:=[.H9]/[.B9]*100" office:value-type="float" office:value="20299.0115942029" calcext:value-type="float">
            <text:p>20299,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7.2" calcext:value-type="float">
            <text:p>7,20</text:p>
          </table:table-cell>
          <table:table-cell table:style-name="ce3" table:formula="of:=[.C10]*[.D10]" office:value-type="float" office:value="237.6" calcext:value-type="float">
            <text:p>237,60</text:p>
          </table:table-cell>
          <table:table-cell table:style-name="ce3" table:formula="of:=26*[.C10]*[.C10]" office:value-type="float" office:value="28314" calcext:value-type="float">
            <text:p>28314,00</text:p>
          </table:table-cell>
          <table:table-cell table:style-name="ce3" table:formula="of:=1.2*[.A10]*[.A10]*10^(-6)+1.1*[.A10]*10^(-3)" office:value-type="float" office:value="20.498" calcext:value-type="float">
            <text:p>20,50</text:p>
          </table:table-cell>
          <table:table-cell table:style-name="ce3" table:formula="of:=[.E10]+[.F10]+[.G10]" office:value-type="float" office:value="28572.098" calcext:value-type="float">
            <text:p>28572,10</text:p>
          </table:table-cell>
          <table:table-cell table:style-name="ce3" table:formula="of:=3.14*[.A10]/30" office:value-type="float" office:value="387.266666666667" calcext:value-type="float">
            <text:p>387,27</text:p>
          </table:table-cell>
          <table:table-cell table:style-name="ce3" table:formula="of:=[.H10]/[.I10]" office:value-type="float" office:value="73.7788724393183" calcext:value-type="float">
            <text:p>73,78</text:p>
          </table:table-cell>
          <table:table-cell table:style-name="ce3" table:formula="of:=[.H10]/[.B10]*100" office:value-type="float" office:value="35274.1950617284" calcext:value-type="float">
            <text:p>35274,2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41.5" calcext:value-type="float">
            <text:p>41,50</text:p>
          </table:table-cell>
          <table:table-cell table:style-name="ce4" office:value-type="float" office:value="5.3" calcext:value-type="float">
            <text:p>5,30</text:p>
          </table:table-cell>
          <table:table-cell table:style-name="ce3" table:formula="of:=[.C11]*[.D11]" office:value-type="float" office:value="219.95" calcext:value-type="float">
            <text:p>219,95</text:p>
          </table:table-cell>
          <table:table-cell table:style-name="ce3" table:formula="of:=26*[.C11]*[.C11]" office:value-type="float" office:value="44778.5" calcext:value-type="float">
            <text:p>44778,50</text:p>
          </table:table-cell>
          <table:table-cell table:style-name="ce3" table:formula="of:=1.2*[.A11]*[.A11]*10^(-6)+1.1*[.A11]*10^(-3)" office:value-type="float" office:value="14.942" calcext:value-type="float">
            <text:p>14,94</text:p>
          </table:table-cell>
          <table:table-cell table:style-name="ce3" table:formula="of:=[.E11]+[.F11]+[.G11]" office:value-type="float" office:value="45013.392" calcext:value-type="float">
            <text:p>45013,39</text:p>
          </table:table-cell>
          <table:table-cell table:style-name="ce3" table:formula="of:=3.14*[.A11]/30" office:value-type="float" office:value="324.466666666667" calcext:value-type="float">
            <text:p>324,47</text:p>
          </table:table-cell>
          <table:table-cell table:style-name="ce3" table:formula="of:=[.H11]/[.I11]" office:value-type="float" office:value="138.730404766797" calcext:value-type="float">
            <text:p>138,73</text:p>
          </table:table-cell>
          <table:table-cell table:style-name="ce3" table:formula="of:=[.H11]/[.B11]*100" office:value-type="float" office:value="48401.4967741935" calcext:value-type="float">
            <text:p>48401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2" calcext:value-type="float">
            <text:p>12,20</text:p>
          </table:table-cell>
          <table:table-cell table:style-name="ce3" table:formula="of:=[.C15]*[.D15]" office:value-type="float" office:value="158.6" calcext:value-type="float">
            <text:p>158,60</text:p>
          </table:table-cell>
          <table:table-cell table:style-name="ce3" table:formula="of:=26*[.C15]*[.C15]" office:value-type="float" office:value="4394" calcext:value-type="float">
            <text:p>4394,00</text:p>
          </table:table-cell>
          <table:table-cell table:style-name="ce3" table:formula="of:=1.2*[.A15]*[.A15]*10^(-6)+1.1*[.A15]*10^(-3)" office:value-type="float" office:value="35.5" calcext:value-type="float">
            <text:p>35,50</text:p>
          </table:table-cell>
          <table:table-cell table:style-name="ce3" table:formula="of:=[.E15]+[.F15]+[.G15]" office:value-type="float" office:value="4588.1" calcext:value-type="float">
            <text:p>4588,10</text:p>
          </table:table-cell>
          <table:table-cell table:style-name="ce3" table:formula="of:=3.14*[.A15]/30" office:value-type="float" office:value="523.333333333333" calcext:value-type="float">
            <text:p>523,33</text:p>
          </table:table-cell>
          <table:table-cell table:style-name="ce3" table:formula="of:=[.H15]/[.I15]" office:value-type="float" office:value="8.76707006369427" calcext:value-type="float">
            <text:p>8,77</text:p>
          </table:table-cell>
          <table:table-cell table:style-name="ce3" table:formula="of:=[.H15]/[.B15]*100" office:value-type="float" office:value="8193.03571428572" calcext:value-type="float">
            <text:p>8193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16]*[.D16]" office:value-type="float" office:value="192" calcext:value-type="float">
            <text:p>192,00</text:p>
          </table:table-cell>
          <table:table-cell table:style-name="ce3" table:formula="of:=26*[.C16]*[.C16]" office:value-type="float" office:value="6656" calcext:value-type="float">
            <text:p>6656,00</text:p>
          </table:table-cell>
          <table:table-cell table:style-name="ce3" table:formula="of:=1.2*[.A16]*[.A16]*10^(-6)+1.1*[.A16]*10^(-3)" office:value-type="float" office:value="34.202" calcext:value-type="float">
            <text:p>34,20</text:p>
          </table:table-cell>
          <table:table-cell table:style-name="ce3" table:formula="of:=[.E16]+[.F16]+[.G16]" office:value-type="float" office:value="6882.202" calcext:value-type="float">
            <text:p>6882,20</text:p>
          </table:table-cell>
          <table:table-cell table:style-name="ce3" table:formula="of:=3.14*[.A16]/30" office:value-type="float" office:value="512.866666666667" calcext:value-type="float">
            <text:p>512,87</text:p>
          </table:table-cell>
          <table:table-cell table:style-name="ce3" table:formula="of:=[.H16]/[.I16]" office:value-type="float" office:value="13.4190861822436" calcext:value-type="float">
            <text:p>13,42</text:p>
          </table:table-cell>
          <table:table-cell table:style-name="ce3" table:formula="of:=[.H16]/[.B16]*100" office:value-type="float" office:value="11100.3258064516" calcext:value-type="float">
            <text:p>11100,3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11.2" calcext:value-type="float">
            <text:p>11,20</text:p>
          </table:table-cell>
          <table:table-cell table:style-name="ce3" table:formula="of:=[.C17]*[.D17]" office:value-type="float" office:value="235.2" calcext:value-type="float">
            <text:p>235,20</text:p>
          </table:table-cell>
          <table:table-cell table:style-name="ce3" table:formula="of:=26*[.C17]*[.C17]" office:value-type="float" office:value="11466" calcext:value-type="float">
            <text:p>11466,00</text:p>
          </table:table-cell>
          <table:table-cell table:style-name="ce3" table:formula="of:=1.2*[.A17]*[.A17]*10^(-6)+1.1*[.A17]*10^(-3)" office:value-type="float" office:value="32.928" calcext:value-type="float">
            <text:p>32,93</text:p>
          </table:table-cell>
          <table:table-cell table:style-name="ce3" table:formula="of:=[.E17]+[.F17]+[.G17]" office:value-type="float" office:value="11734.128" calcext:value-type="float">
            <text:p>11734,13</text:p>
          </table:table-cell>
          <table:table-cell table:style-name="ce3" table:formula="of:=3.14*[.A17]/30" office:value-type="float" office:value="502.4" calcext:value-type="float">
            <text:p>502,40</text:p>
          </table:table-cell>
          <table:table-cell table:style-name="ce3" table:formula="of:=[.H17]/[.I17]" office:value-type="float" office:value="23.3561464968153" calcext:value-type="float">
            <text:p>23,36</text:p>
          </table:table-cell>
          <table:table-cell table:style-name="ce3" table:formula="of:=[.H17]/[.B17]*100" office:value-type="float" office:value="16297.4" calcext:value-type="float">
            <text:p>16297,4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26.5" calcext:value-type="float">
            <text:p>26,50</text:p>
          </table:table-cell>
          <table:table-cell table:style-name="ce4" office:value-type="float" office:value="10.2" calcext:value-type="float">
            <text:p>10,20</text:p>
          </table:table-cell>
          <table:table-cell table:style-name="ce3" table:formula="of:=[.C18]*[.D18]" office:value-type="float" office:value="270.3" calcext:value-type="float">
            <text:p>270,30</text:p>
          </table:table-cell>
          <table:table-cell table:style-name="ce3" table:formula="of:=26*[.C18]*[.C18]" office:value-type="float" office:value="18258.5" calcext:value-type="float">
            <text:p>18258,50</text:p>
          </table:table-cell>
          <table:table-cell table:style-name="ce3" table:formula="of:=1.2*[.A18]*[.A18]*10^(-6)+1.1*[.A18]*10^(-3)" office:value-type="float" office:value="30.452" calcext:value-type="float">
            <text:p>30,45</text:p>
          </table:table-cell>
          <table:table-cell table:style-name="ce3" table:formula="of:=[.E18]+[.F18]+[.G18]" office:value-type="float" office:value="18559.252" calcext:value-type="float">
            <text:p>18559,25</text:p>
          </table:table-cell>
          <table:table-cell table:style-name="ce3" table:formula="of:=3.14*[.A18]/30" office:value-type="float" office:value="481.466666666667" calcext:value-type="float">
            <text:p>481,47</text:p>
          </table:table-cell>
          <table:table-cell table:style-name="ce3" table:formula="of:=[.H18]/[.I18]" office:value-type="float" office:value="38.5473248407643" calcext:value-type="float">
            <text:p>38,55</text:p>
          </table:table-cell>
          <table:table-cell table:style-name="ce3" table:formula="of:=[.H18]/[.B18]*100" office:value-type="float" office:value="23199.065" calcext:value-type="float">
            <text:p>23199,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28.5" calcext:value-type="float">
            <text:p>28,50</text:p>
          </table:table-cell>
          <table:table-cell table:style-name="ce4" office:value-type="float" office:value="9.4" calcext:value-type="float">
            <text:p>9,40</text:p>
          </table:table-cell>
          <table:table-cell table:style-name="ce3" table:formula="of:=[.C19]*[.D19]" office:value-type="float" office:value="267.9" calcext:value-type="float">
            <text:p>267,90</text:p>
          </table:table-cell>
          <table:table-cell table:style-name="ce3" table:formula="of:=26*[.C19]*[.C19]" office:value-type="float" office:value="21118.5" calcext:value-type="float">
            <text:p>21118,50</text:p>
          </table:table-cell>
          <table:table-cell table:style-name="ce3" table:formula="of:=1.2*[.A19]*[.A19]*10^(-6)+1.1*[.A19]*10^(-3)" office:value-type="float" office:value="28.072" calcext:value-type="float">
            <text:p>28,07</text:p>
          </table:table-cell>
          <table:table-cell table:style-name="ce3" table:formula="of:=[.E19]+[.F19]+[.G19]" office:value-type="float" office:value="21414.472" calcext:value-type="float">
            <text:p>21414,47</text:p>
          </table:table-cell>
          <table:table-cell table:style-name="ce3" table:formula="of:=3.14*[.A19]/30" office:value-type="float" office:value="460.533333333333" calcext:value-type="float">
            <text:p>460,53</text:p>
          </table:table-cell>
          <table:table-cell table:style-name="ce3" table:formula="of:=[.H19]/[.I19]" office:value-type="float" office:value="46.4992877822814" calcext:value-type="float">
            <text:p>46,50</text:p>
          </table:table-cell>
          <table:table-cell table:style-name="ce3" table:formula="of:=[.H19]/[.B19]*100" office:value-type="float" office:value="25493.419047619" calcext:value-type="float">
            <text:p>25493,4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9" calcext:value-type="float">
            <text:p>9,00</text:p>
          </table:table-cell>
          <table:table-cell table:style-name="ce3" table:formula="of:=[.C20]*[.D20]" office:value-type="float" office:value="270" calcext:value-type="float">
            <text:p>270,00</text:p>
          </table:table-cell>
          <table:table-cell table:style-name="ce3" table:formula="of:=26*[.C20]*[.C20]" office:value-type="float" office:value="23400" calcext:value-type="float">
            <text:p>23400,00</text:p>
          </table:table-cell>
          <table:table-cell table:style-name="ce3" table:formula="of:=1.2*[.A20]*[.A20]*10^(-6)+1.1*[.A20]*10^(-3)" office:value-type="float" office:value="26.918" calcext:value-type="float">
            <text:p>26,92</text:p>
          </table:table-cell>
          <table:table-cell table:style-name="ce3" table:formula="of:=[.E20]+[.F20]+[.G20]" office:value-type="float" office:value="23696.918" calcext:value-type="float">
            <text:p>23696,92</text:p>
          </table:table-cell>
          <table:table-cell table:style-name="ce3" table:formula="of:=3.14*[.A20]/30" office:value-type="float" office:value="450.066666666667" calcext:value-type="float">
            <text:p>450,07</text:p>
          </table:table-cell>
          <table:table-cell table:style-name="ce3" table:formula="of:=[.H20]/[.I20]" office:value-type="float" office:value="52.652017478892" calcext:value-type="float">
            <text:p>52,65</text:p>
          </table:table-cell>
          <table:table-cell table:style-name="ce3" table:formula="of:=[.H20]/[.B20]*100" office:value-type="float" office:value="27554.5558139535" calcext:value-type="float">
            <text:p>27554,5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8.2" calcext:value-type="float">
            <text:p>8,20</text:p>
          </table:table-cell>
          <table:table-cell table:style-name="ce3" table:formula="of:=[.C21]*[.D21]" office:value-type="float" office:value="270.6" calcext:value-type="float">
            <text:p>270,60</text:p>
          </table:table-cell>
          <table:table-cell table:style-name="ce3" table:formula="of:=26*[.C21]*[.C21]" office:value-type="float" office:value="28314" calcext:value-type="float">
            <text:p>28314,00</text:p>
          </table:table-cell>
          <table:table-cell table:style-name="ce3" table:formula="of:=1.2*[.A21]*[.A21]*10^(-6)+1.1*[.A21]*10^(-3)" office:value-type="float" office:value="24.682" calcext:value-type="float">
            <text:p>24,68</text:p>
          </table:table-cell>
          <table:table-cell table:style-name="ce3" table:formula="of:=[.E21]+[.F21]+[.G21]" office:value-type="float" office:value="28609.282" calcext:value-type="float">
            <text:p>28609,28</text:p>
          </table:table-cell>
          <table:table-cell table:style-name="ce3" table:formula="of:=3.14*[.A21]/30" office:value-type="float" office:value="429.133333333333" calcext:value-type="float">
            <text:p>429,13</text:p>
          </table:table-cell>
          <table:table-cell table:style-name="ce3" table:formula="of:=[.H21]/[.I21]" office:value-type="float" office:value="66.6675827248718" calcext:value-type="float">
            <text:p>66,67</text:p>
          </table:table-cell>
          <table:table-cell table:style-name="ce3" table:formula="of:=[.H21]/[.B21]*100" office:value-type="float" office:value="31788.0911111111" calcext:value-type="float">
            <text:p>31788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7.1" calcext:value-type="float">
            <text:p>7,10</text:p>
          </table:table-cell>
          <table:table-cell table:style-name="ce3" table:formula="of:=[.C22]*[.D22]" office:value-type="float" office:value="255.6" calcext:value-type="float">
            <text:p>255,60</text:p>
          </table:table-cell>
          <table:table-cell table:style-name="ce3" table:formula="of:=26*[.C22]*[.C22]" office:value-type="float" office:value="33696" calcext:value-type="float">
            <text:p>33696,00</text:p>
          </table:table-cell>
          <table:table-cell table:style-name="ce3" table:formula="of:=1.2*[.A22]*[.A22]*10^(-6)+1.1*[.A22]*10^(-3)" office:value-type="float" office:value="21.508" calcext:value-type="float">
            <text:p>21,51</text:p>
          </table:table-cell>
          <table:table-cell table:style-name="ce3" table:formula="of:=[.E22]+[.F22]+[.G22]" office:value-type="float" office:value="33973.108" calcext:value-type="float">
            <text:p>33973,11</text:p>
          </table:table-cell>
          <table:table-cell table:style-name="ce3" table:formula="of:=3.14*[.A22]/30" office:value-type="float" office:value="397.733333333333" calcext:value-type="float">
            <text:p>397,73</text:p>
          </table:table-cell>
          <table:table-cell table:style-name="ce3" table:formula="of:=[.H22]/[.I22]" office:value-type="float" office:value="85.4167985249748" calcext:value-type="float">
            <text:p>85,42</text:p>
          </table:table-cell>
          <table:table-cell table:style-name="ce3" table:formula="of:=[.H22]/[.B22]*100" office:value-type="float" office:value="35761.1663157895" calcext:value-type="float">
            <text:p>35761,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4" office:value-type="float" office:value="12.1" calcext:value-type="float">
            <text:p>12,10</text:p>
          </table:table-cell>
          <table:table-cell table:style-name="ce3" table:formula="of:=[.C26]*[.D26]" office:value-type="float" office:value="151.25" calcext:value-type="float">
            <text:p>151,25</text:p>
          </table:table-cell>
          <table:table-cell table:style-name="ce3" table:formula="of:=26*[.C26]*[.C26]" office:value-type="float" office:value="4062.5" calcext:value-type="float">
            <text:p>4062,50</text:p>
          </table:table-cell>
          <table:table-cell table:style-name="ce3" table:formula="of:=1.2*[.A26]*[.A26]*10^(-6)+1.1*[.A26]*10^(-3)" office:value-type="float" office:value="35.5" calcext:value-type="float">
            <text:p>35,50</text:p>
          </table:table-cell>
          <table:table-cell table:style-name="ce3" table:formula="of:=[.E26]+[.F26]+[.G26]" office:value-type="float" office:value="4249.25" calcext:value-type="float">
            <text:p>4249,25</text:p>
          </table:table-cell>
          <table:table-cell table:style-name="ce3" table:formula="of:=3.14*[.A26]/30" office:value-type="float" office:value="523.333333333333" calcext:value-type="float">
            <text:p>523,33</text:p>
          </table:table-cell>
          <table:table-cell table:style-name="ce3" table:formula="of:=[.H26]/[.I26]" office:value-type="float" office:value="8.11958598726115" calcext:value-type="float">
            <text:p>8,12</text:p>
          </table:table-cell>
          <table:table-cell table:style-name="ce3" table:formula="of:=[.H26]/[.B26]*100" office:value-type="float" office:value="8171.63461538462" calcext:value-type="float">
            <text:p>8171,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27]*[.D27]" office:value-type="float" office:value="161" calcext:value-type="float">
            <text:p>161,00</text:p>
          </table:table-cell>
          <table:table-cell table:style-name="ce3" table:formula="of:=26*[.C27]*[.C27]" office:value-type="float" office:value="5096" calcext:value-type="float">
            <text:p>5096,00</text:p>
          </table:table-cell>
          <table:table-cell table:style-name="ce3" table:formula="of:=1.2*[.A27]*[.A27]*10^(-6)+1.1*[.A27]*10^(-3)" office:value-type="float" office:value="34.202" calcext:value-type="float">
            <text:p>34,20</text:p>
          </table:table-cell>
          <table:table-cell table:style-name="ce3" table:formula="of:=[.E27]+[.F27]+[.G27]" office:value-type="float" office:value="5291.202" calcext:value-type="float">
            <text:p>5291,20</text:p>
          </table:table-cell>
          <table:table-cell table:style-name="ce3" table:formula="of:=3.14*[.A27]/30" office:value-type="float" office:value="512.866666666667" calcext:value-type="float">
            <text:p>512,87</text:p>
          </table:table-cell>
          <table:table-cell table:style-name="ce3" table:formula="of:=[.H27]/[.I27]" office:value-type="float" office:value="10.316915377616" calcext:value-type="float">
            <text:p>10,32</text:p>
          </table:table-cell>
          <table:table-cell table:style-name="ce3" table:formula="of:=[.H27]/[.B27]*100" office:value-type="float" office:value="9620.36727272727" calcext:value-type="float">
            <text:p>9620,3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28]*[.D28]" office:value-type="float" office:value="198" calcext:value-type="float">
            <text:p>198,00</text:p>
          </table:table-cell>
          <table:table-cell table:style-name="ce3" table:formula="of:=26*[.C28]*[.C28]" office:value-type="float" office:value="8424" calcext:value-type="float">
            <text:p>8424,00</text:p>
          </table:table-cell>
          <table:table-cell table:style-name="ce3" table:formula="of:=1.2*[.A28]*[.A28]*10^(-6)+1.1*[.A28]*10^(-3)" office:value-type="float" office:value="32.928" calcext:value-type="float">
            <text:p>32,93</text:p>
          </table:table-cell>
          <table:table-cell table:style-name="ce3" table:formula="of:=[.E28]+[.F28]+[.G28]" office:value-type="float" office:value="8654.928" calcext:value-type="float">
            <text:p>8654,93</text:p>
          </table:table-cell>
          <table:table-cell table:style-name="ce3" table:formula="of:=3.14*[.A28]/30" office:value-type="float" office:value="502.4" calcext:value-type="float">
            <text:p>502,40</text:p>
          </table:table-cell>
          <table:table-cell table:style-name="ce3" table:formula="of:=[.H28]/[.I28]" office:value-type="float" office:value="17.2271656050955" calcext:value-type="float">
            <text:p>17,23</text:p>
          </table:table-cell>
          <table:table-cell table:style-name="ce3" table:formula="of:=[.H28]/[.B28]*100" office:value-type="float" office:value="13737.980952381" calcext:value-type="float">
            <text:p>13737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10" calcext:value-type="float">
            <text:p>10,00</text:p>
          </table:table-cell>
          <table:table-cell table:style-name="ce3" table:formula="of:=[.C29]*[.D29]" office:value-type="float" office:value="200" calcext:value-type="float">
            <text:p>200,00</text:p>
          </table:table-cell>
          <table:table-cell table:style-name="ce3" table:formula="of:=26*[.C29]*[.C29]" office:value-type="float" office:value="10400" calcext:value-type="float">
            <text:p>10400,00</text:p>
          </table:table-cell>
          <table:table-cell table:style-name="ce3" table:formula="of:=1.2*[.A29]*[.A29]*10^(-6)+1.1*[.A29]*10^(-3)" office:value-type="float" office:value="29.25" calcext:value-type="float">
            <text:p>29,25</text:p>
          </table:table-cell>
          <table:table-cell table:style-name="ce3" table:formula="of:=[.E29]+[.F29]+[.G29]" office:value-type="float" office:value="10629.25" calcext:value-type="float">
            <text:p>10629,25</text:p>
          </table:table-cell>
          <table:table-cell table:style-name="ce3" table:formula="of:=3.14*[.A29]/30" office:value-type="float" office:value="471" calcext:value-type="float">
            <text:p>471,00</text:p>
          </table:table-cell>
          <table:table-cell table:style-name="ce3" table:formula="of:=[.H29]/[.I29]" office:value-type="float" office:value="22.5674097664544" calcext:value-type="float">
            <text:p>22,57</text:p>
          </table:table-cell>
          <table:table-cell table:style-name="ce3" table:formula="of:=[.H29]/[.B29]*100" office:value-type="float" office:value="16352.6923076923" calcext:value-type="float">
            <text:p>16352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9.3" calcext:value-type="float">
            <text:p>9,30</text:p>
          </table:table-cell>
          <table:table-cell table:style-name="ce3" table:formula="of:=[.C30]*[.D30]" office:value-type="float" office:value="204.6" calcext:value-type="float">
            <text:p>204,60</text:p>
          </table:table-cell>
          <table:table-cell table:style-name="ce3" table:formula="of:=26*[.C30]*[.C30]" office:value-type="float" office:value="12584" calcext:value-type="float">
            <text:p>12584,00</text:p>
          </table:table-cell>
          <table:table-cell table:style-name="ce3" table:formula="of:=1.2*[.A30]*[.A30]*10^(-6)+1.1*[.A30]*10^(-3)" office:value-type="float" office:value="26.918" calcext:value-type="float">
            <text:p>26,92</text:p>
          </table:table-cell>
          <table:table-cell table:style-name="ce3" table:formula="of:=[.E30]+[.F30]+[.G30]" office:value-type="float" office:value="12815.518" calcext:value-type="float">
            <text:p>12815,52</text:p>
          </table:table-cell>
          <table:table-cell table:style-name="ce3" table:formula="of:=3.14*[.A30]/30" office:value-type="float" office:value="450.066666666667" calcext:value-type="float">
            <text:p>450,07</text:p>
          </table:table-cell>
          <table:table-cell table:style-name="ce3" table:formula="of:=[.H30]/[.I30]" office:value-type="float" office:value="28.4747104132721" calcext:value-type="float">
            <text:p>28,47</text:p>
          </table:table-cell>
          <table:table-cell table:style-name="ce3" table:formula="of:=[.H30]/[.B30]*100" office:value-type="float" office:value="18846.35" calcext:value-type="float">
            <text:p>18846,3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8.5" calcext:value-type="float">
            <text:p>8,50</text:p>
          </table:table-cell>
          <table:table-cell table:style-name="ce3" table:formula="of:=[.C31]*[.D31]" office:value-type="float" office:value="212.5" calcext:value-type="float">
            <text:p>212,50</text:p>
          </table:table-cell>
          <table:table-cell table:style-name="ce3" table:formula="of:=26*[.C31]*[.C31]" office:value-type="float" office:value="16250" calcext:value-type="float">
            <text:p>16250,00</text:p>
          </table:table-cell>
          <table:table-cell table:style-name="ce3" table:formula="of:=1.2*[.A31]*[.A31]*10^(-6)+1.1*[.A31]*10^(-3)" office:value-type="float" office:value="23.6" calcext:value-type="float">
            <text:p>23,60</text:p>
          </table:table-cell>
          <table:table-cell table:style-name="ce3" table:formula="of:=[.E31]+[.F31]+[.G31]" office:value-type="float" office:value="16486.1" calcext:value-type="float">
            <text:p>16486,10</text:p>
          </table:table-cell>
          <table:table-cell table:style-name="ce3" table:formula="of:=3.14*[.A31]/30" office:value-type="float" office:value="418.666666666667" calcext:value-type="float">
            <text:p>418,67</text:p>
          </table:table-cell>
          <table:table-cell table:style-name="ce3" table:formula="of:=[.H31]/[.I31]" office:value-type="float" office:value="39.377627388535" calcext:value-type="float">
            <text:p>39,38</text:p>
          </table:table-cell>
          <table:table-cell table:style-name="ce3" table:formula="of:=[.H31]/[.B31]*100" office:value-type="float" office:value="23551.5714285714" calcext:value-type="float">
            <text:p>23551,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7.5" calcext:value-type="float">
            <text:p>7,50</text:p>
          </table:table-cell>
          <table:table-cell table:style-name="ce3" table:formula="of:=[.C32]*[.D32]" office:value-type="float" office:value="202.5" calcext:value-type="float">
            <text:p>202,50</text:p>
          </table:table-cell>
          <table:table-cell table:style-name="ce3" table:formula="of:=26*[.C32]*[.C32]" office:value-type="float" office:value="18954" calcext:value-type="float">
            <text:p>18954,00</text:p>
          </table:table-cell>
          <table:table-cell table:style-name="ce3" table:formula="of:=1.2*[.A32]*[.A32]*10^(-6)+1.1*[.A32]*10^(-3)" office:value-type="float" office:value="20.498" calcext:value-type="float">
            <text:p>20,50</text:p>
          </table:table-cell>
          <table:table-cell table:style-name="ce3" table:formula="of:=[.E32]+[.F32]+[.G32]" office:value-type="float" office:value="19176.998" calcext:value-type="float">
            <text:p>19177,00</text:p>
          </table:table-cell>
          <table:table-cell table:style-name="ce3" table:formula="of:=3.14*[.A32]/30" office:value-type="float" office:value="387.266666666667" calcext:value-type="float">
            <text:p>387,27</text:p>
          </table:table-cell>
          <table:table-cell table:style-name="ce3" table:formula="of:=[.H32]/[.I32]" office:value-type="float" office:value="49.5188448958513" calcext:value-type="float">
            <text:p>49,52</text:p>
          </table:table-cell>
          <table:table-cell table:style-name="ce3" table:formula="of:=[.H32]/[.B32]*100" office:value-type="float" office:value="26634.7194444444" calcext:value-type="float">
            <text:p>26634,7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6.2" calcext:value-type="float">
            <text:p>6,20</text:p>
          </table:table-cell>
          <table:table-cell table:style-name="ce3" table:formula="of:=[.C33]*[.D33]" office:value-type="float" office:value="179.8" calcext:value-type="float">
            <text:p>179,80</text:p>
          </table:table-cell>
          <table:table-cell table:style-name="ce3" table:formula="of:=26*[.C33]*[.C33]" office:value-type="float" office:value="21866" calcext:value-type="float">
            <text:p>21866,00</text:p>
          </table:table-cell>
          <table:table-cell table:style-name="ce3" table:formula="of:=1.2*[.A33]*[.A33]*10^(-6)+1.1*[.A33]*10^(-3)" office:value-type="float" office:value="15.808" calcext:value-type="float">
            <text:p>15,81</text:p>
          </table:table-cell>
          <table:table-cell table:style-name="ce3" table:formula="of:=[.E33]+[.F33]+[.G33]" office:value-type="float" office:value="22061.608" calcext:value-type="float">
            <text:p>22061,61</text:p>
          </table:table-cell>
          <table:table-cell table:style-name="ce3" table:formula="of:=3.14*[.A33]/30" office:value-type="float" office:value="334.933333333333" calcext:value-type="float">
            <text:p>334,93</text:p>
          </table:table-cell>
          <table:table-cell table:style-name="ce3" table:formula="of:=[.H33]/[.I33]" office:value-type="float" office:value="65.8686544585987" calcext:value-type="float">
            <text:p>65,87</text:p>
          </table:table-cell>
          <table:table-cell table:style-name="ce3" table:formula="of:=[.H33]/[.B33]*100" office:value-type="float" office:value="29812.9837837838" calcext:value-type="float">
            <text:p>29812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5.6" calcext:value-type="float">
            <text:p>5,60</text:p>
          </table:table-cell>
          <table:table-cell table:style-name="ce3" table:formula="of:=[.C34]*[.D34]" office:value-type="float" office:value="179.2" calcext:value-type="float">
            <text:p>179,20</text:p>
          </table:table-cell>
          <table:table-cell table:style-name="ce3" table:formula="of:=26*[.C34]*[.C34]" office:value-type="float" office:value="26624" calcext:value-type="float">
            <text:p>26624,00</text:p>
          </table:table-cell>
          <table:table-cell table:style-name="ce3" table:formula="of:=1.2*[.A34]*[.A34]*10^(-6)+1.1*[.A34]*10^(-3)" office:value-type="float" office:value="14.1" calcext:value-type="float">
            <text:p>14,10</text:p>
          </table:table-cell>
          <table:table-cell table:style-name="ce3" table:formula="of:=[.E34]+[.F34]+[.G34]" office:value-type="float" office:value="26817.3" calcext:value-type="float">
            <text:p>26817,30</text:p>
          </table:table-cell>
          <table:table-cell table:style-name="ce3" table:formula="of:=3.14*[.A34]/30" office:value-type="float" office:value="314" calcext:value-type="float">
            <text:p>314,00</text:p>
          </table:table-cell>
          <table:table-cell table:style-name="ce3" table:formula="of:=[.H34]/[.I34]" office:value-type="float" office:value="85.4054140127388" calcext:value-type="float">
            <text:p>85,41</text:p>
          </table:table-cell>
          <table:table-cell table:style-name="ce3" table:formula="of:=[.H34]/[.B34]*100" office:value-type="float" office:value="34827.6623376623" calcext:value-type="float">
            <text:p>34827,66</text:p>
          </table:table-cell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table:formula="of:=[.C4]/50" office:value-type="float" office:value="0.26" calcext:value-type="float">
            <text:p>0,26</text:p>
          </table:table-cell>
          <table:table-cell table:style-name="ce4" table:formula="of:=[.D4]" office:value-type="float" office:value="12.5" calcext:value-type="float">
            <text:p>12,50</text:p>
          </table:table-cell>
          <table:table-cell table:style-name="ce3" table:formula="of:=[.C40]*[.D40]" office:value-type="float" office:value="3.25" calcext:value-type="float">
            <text:p>3,25</text:p>
          </table:table-cell>
          <table:table-cell table:style-name="ce3" table:formula="of:=26*[.C40]*[.C40]" office:value-type="float" office:value="1.7576" calcext:value-type="float">
            <text:p>1,76</text:p>
          </table:table-cell>
          <table:table-cell table:style-name="ce3" table:formula="of:=1.2*[.A40]*[.A40]*10^(-6)+1.1*[.A40]*10^(-3)" office:value-type="float" office:value="35.5" calcext:value-type="float">
            <text:p>35,50</text:p>
          </table:table-cell>
          <table:table-cell table:style-name="ce3" table:formula="of:=[.E40]+[.F40]+[.G40]" office:value-type="float" office:value="40.5076" calcext:value-type="float">
            <text:p>40,51</text:p>
          </table:table-cell>
          <table:table-cell table:style-name="ce3" table:formula="of:=3.14*[.A40]/30" office:value-type="float" office:value="523.333333333333" calcext:value-type="float">
            <text:p>523,33</text:p>
          </table:table-cell>
          <table:table-cell table:style-name="ce3" table:formula="of:=[.H40]/[.I40]" office:value-type="float" office:value="0.0774030573248408" calcext:value-type="float">
            <text:p>0,08</text:p>
          </table:table-cell>
          <table:table-cell table:style-name="ce3" table:formula="of:=[.H40]/[.B40]*100" office:value-type="float" office:value="75.0140740740741" calcext:value-type="float">
            <text:p>75,01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table:formula="of:=[.C5]/50" office:value-type="float" office:value="0.28" calcext:value-type="float">
            <text:p>0,28</text:p>
          </table:table-cell>
          <table:table-cell table:style-name="ce4" table:formula="of:=[.D5]" office:value-type="float" office:value="12" calcext:value-type="float">
            <text:p>12,00</text:p>
          </table:table-cell>
          <table:table-cell table:style-name="ce3" table:formula="of:=[.C41]*[.D41]" office:value-type="float" office:value="3.36" calcext:value-type="float">
            <text:p>3,36</text:p>
          </table:table-cell>
          <table:table-cell table:style-name="ce3" table:formula="of:=26*[.C41]*[.C41]" office:value-type="float" office:value="2.0384" calcext:value-type="float">
            <text:p>2,04</text:p>
          </table:table-cell>
          <table:table-cell table:style-name="ce3" table:formula="of:=1.2*[.A41]*[.A41]*10^(-6)+1.1*[.A41]*10^(-3)" office:value-type="float" office:value="34.202" calcext:value-type="float">
            <text:p>34,20</text:p>
          </table:table-cell>
          <table:table-cell table:style-name="ce3" table:formula="of:=[.E41]+[.F41]+[.G41]" office:value-type="float" office:value="39.6004" calcext:value-type="float">
            <text:p>39,60</text:p>
          </table:table-cell>
          <table:table-cell table:style-name="ce3" table:formula="of:=3.14*[.A41]/30" office:value-type="float" office:value="512.866666666667" calcext:value-type="float">
            <text:p>512,87</text:p>
          </table:table-cell>
          <table:table-cell table:style-name="ce3" table:formula="of:=[.H41]/[.I41]" office:value-type="float" office:value="0.077213830755232" calcext:value-type="float">
            <text:p>0,08</text:p>
          </table:table-cell>
          <table:table-cell table:style-name="ce3" table:formula="of:=[.H41]/[.B41]*100" office:value-type="float" office:value="72.0007272727273" calcext:value-type="float">
            <text:p>72,00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table:formula="of:=[.C6]/50" office:value-type="float" office:value="0.34" calcext:value-type="float">
            <text:p>0,34</text:p>
          </table:table-cell>
          <table:table-cell table:style-name="ce4" table:formula="of:=[.D6]" office:value-type="float" office:value="11.5" calcext:value-type="float">
            <text:p>11,50</text:p>
          </table:table-cell>
          <table:table-cell table:style-name="ce3" table:formula="of:=[.C42]*[.D42]" office:value-type="float" office:value="3.91" calcext:value-type="float">
            <text:p>3,91</text:p>
          </table:table-cell>
          <table:table-cell table:style-name="ce3" table:formula="of:=26*[.C42]*[.C42]" office:value-type="float" office:value="3.0056" calcext:value-type="float">
            <text:p>3,01</text:p>
          </table:table-cell>
          <table:table-cell table:style-name="ce3" table:formula="of:=1.2*[.A42]*[.A42]*10^(-6)+1.1*[.A42]*10^(-3)" office:value-type="float" office:value="32.928" calcext:value-type="float">
            <text:p>32,93</text:p>
          </table:table-cell>
          <table:table-cell table:style-name="ce3" table:formula="of:=[.E42]+[.F42]+[.G42]" office:value-type="float" office:value="39.8436" calcext:value-type="float">
            <text:p>39,84</text:p>
          </table:table-cell>
          <table:table-cell table:style-name="ce3" table:formula="of:=3.14*[.A42]/30" office:value-type="float" office:value="502.4" calcext:value-type="float">
            <text:p>502,40</text:p>
          </table:table-cell>
          <table:table-cell table:style-name="ce3" table:formula="of:=[.H42]/[.I42]" office:value-type="float" office:value="0.0793065286624204" calcext:value-type="float">
            <text:p>0,08</text:p>
          </table:table-cell>
          <table:table-cell table:style-name="ce3" table:formula="of:=[.H42]/[.B42]*100" office:value-type="float" office:value="66.406" calcext:value-type="float">
            <text:p>66,41</text:p>
          </table:table-cell>
          <table:table-cell table:number-columns-repeated="1013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table:formula="of:=[.C7]/50" office:value-type="float" office:value="0.36" calcext:value-type="float">
            <text:p>0,36</text:p>
          </table:table-cell>
          <table:table-cell table:style-name="ce4" table:formula="of:=[.D7]" office:value-type="float" office:value="11" calcext:value-type="float">
            <text:p>11,00</text:p>
          </table:table-cell>
          <table:table-cell table:style-name="ce3" table:formula="of:=[.C43]*[.D43]" office:value-type="float" office:value="3.96" calcext:value-type="float">
            <text:p>3,96</text:p>
          </table:table-cell>
          <table:table-cell table:style-name="ce3" table:formula="of:=26*[.C43]*[.C43]" office:value-type="float" office:value="3.3696" calcext:value-type="float">
            <text:p>3,37</text:p>
          </table:table-cell>
          <table:table-cell table:style-name="ce3" table:formula="of:=1.2*[.A43]*[.A43]*10^(-6)+1.1*[.A43]*10^(-3)" office:value-type="float" office:value="31.678" calcext:value-type="float">
            <text:p>31,68</text:p>
          </table:table-cell>
          <table:table-cell table:style-name="ce3" table:formula="of:=[.E43]+[.F43]+[.G43]" office:value-type="float" office:value="39.0076" calcext:value-type="float">
            <text:p>39,01</text:p>
          </table:table-cell>
          <table:table-cell table:style-name="ce3" table:formula="of:=3.14*[.A43]/30" office:value-type="float" office:value="491.933333333333" calcext:value-type="float">
            <text:p>491,93</text:p>
          </table:table-cell>
          <table:table-cell table:style-name="ce3" table:formula="of:=[.H43]/[.I43]" office:value-type="float" office:value="0.0792944843474726" calcext:value-type="float">
            <text:p>0,08</text:p>
          </table:table-cell>
          <table:table-cell table:style-name="ce3" table:formula="of:=[.H43]/[.B43]*100" office:value-type="float" office:value="63.9468852459016" calcext:value-type="float">
            <text:p>63,95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table:formula="of:=[.C8]/50" office:value-type="float" office:value="0.41" calcext:value-type="float">
            <text:p>0,41</text:p>
          </table:table-cell>
          <table:table-cell table:style-name="ce4" table:formula="of:=[.D8]" office:value-type="float" office:value="10.5" calcext:value-type="float">
            <text:p>10,50</text:p>
          </table:table-cell>
          <table:table-cell table:style-name="ce3" table:formula="of:=[.C44]*[.D44]" office:value-type="float" office:value="4.305" calcext:value-type="float">
            <text:p>4,31</text:p>
          </table:table-cell>
          <table:table-cell table:style-name="ce3" table:formula="of:=26*[.C44]*[.C44]" office:value-type="float" office:value="4.3706" calcext:value-type="float">
            <text:p>4,37</text:p>
          </table:table-cell>
          <table:table-cell table:style-name="ce3" table:formula="of:=1.2*[.A44]*[.A44]*10^(-6)+1.1*[.A44]*10^(-3)" office:value-type="float" office:value="29.25" calcext:value-type="float">
            <text:p>29,25</text:p>
          </table:table-cell>
          <table:table-cell table:style-name="ce3" table:formula="of:=[.E44]+[.F44]+[.G44]" office:value-type="float" office:value="37.9256" calcext:value-type="float">
            <text:p>37,93</text:p>
          </table:table-cell>
          <table:table-cell table:style-name="ce3" table:formula="of:=3.14*[.A44]/30" office:value-type="float" office:value="471" calcext:value-type="float">
            <text:p>471,00</text:p>
          </table:table-cell>
          <table:table-cell table:style-name="ce3" table:formula="of:=[.H44]/[.I44]" office:value-type="float" office:value="0.0805214437367304" calcext:value-type="float">
            <text:p>0,08</text:p>
          </table:table-cell>
          <table:table-cell table:style-name="ce3" table:formula="of:=[.H44]/[.B44]*100" office:value-type="float" office:value="59.25875" calcext:value-type="float">
            <text:p>59,26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table:formula="of:=[.C9]/50" office:value-type="float" office:value="0.46" calcext:value-type="float">
            <text:p>0,46</text:p>
          </table:table-cell>
          <table:table-cell table:style-name="ce4" table:formula="of:=[.D9]" office:value-type="float" office:value="9.8" calcext:value-type="float">
            <text:p>9,80</text:p>
          </table:table-cell>
          <table:table-cell table:style-name="ce3" table:formula="of:=[.C45]*[.D45]" office:value-type="float" office:value="4.508" calcext:value-type="float">
            <text:p>4,51</text:p>
          </table:table-cell>
          <table:table-cell table:style-name="ce3" table:formula="of:=26*[.C45]*[.C45]" office:value-type="float" office:value="5.5016" calcext:value-type="float">
            <text:p>5,50</text:p>
          </table:table-cell>
          <table:table-cell table:style-name="ce3" table:formula="of:=1.2*[.A45]*[.A45]*10^(-6)+1.1*[.A45]*10^(-3)" office:value-type="float" office:value="26.918" calcext:value-type="float">
            <text:p>26,92</text:p>
          </table:table-cell>
          <table:table-cell table:style-name="ce3" table:formula="of:=[.E45]+[.F45]+[.G45]" office:value-type="float" office:value="36.9276" calcext:value-type="float">
            <text:p>36,93</text:p>
          </table:table-cell>
          <table:table-cell table:style-name="ce3" table:formula="of:=3.14*[.A45]/30" office:value-type="float" office:value="450.066666666667" calcext:value-type="float">
            <text:p>450,07</text:p>
          </table:table-cell>
          <table:table-cell table:style-name="ce3" table:formula="of:=[.H45]/[.I45]" office:value-type="float" office:value="0.0820491778995704" calcext:value-type="float">
            <text:p>0,08</text:p>
          </table:table-cell>
          <table:table-cell table:style-name="ce3" table:formula="of:=[.H45]/[.B45]*100" office:value-type="float" office:value="53.5182608695652" calcext:value-type="float">
            <text:p>53,52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table:formula="of:=[.C10]/50" office:value-type="float" office:value="0.66" calcext:value-type="float">
            <text:p>0,66</text:p>
          </table:table-cell>
          <table:table-cell table:style-name="ce4" table:formula="of:=[.D10]" office:value-type="float" office:value="7.2" calcext:value-type="float">
            <text:p>7,20</text:p>
          </table:table-cell>
          <table:table-cell table:style-name="ce3" table:formula="of:=[.C46]*[.D46]" office:value-type="float" office:value="4.752" calcext:value-type="float">
            <text:p>4,75</text:p>
          </table:table-cell>
          <table:table-cell table:style-name="ce3" table:formula="of:=26*[.C46]*[.C46]" office:value-type="float" office:value="11.3256" calcext:value-type="float">
            <text:p>11,33</text:p>
          </table:table-cell>
          <table:table-cell table:style-name="ce3" table:formula="of:=1.2*[.A46]*[.A46]*10^(-6)+1.1*[.A46]*10^(-3)" office:value-type="float" office:value="20.498" calcext:value-type="float">
            <text:p>20,50</text:p>
          </table:table-cell>
          <table:table-cell table:style-name="ce3" table:formula="of:=[.E46]+[.F46]+[.G46]" office:value-type="float" office:value="36.5756" calcext:value-type="float">
            <text:p>36,58</text:p>
          </table:table-cell>
          <table:table-cell table:style-name="ce3" table:formula="of:=3.14*[.A46]/30" office:value-type="float" office:value="387.266666666667" calcext:value-type="float">
            <text:p>387,27</text:p>
          </table:table-cell>
          <table:table-cell table:style-name="ce3" table:formula="of:=[.H46]/[.I46]" office:value-type="float" office:value="0.0944455155792735" calcext:value-type="float">
            <text:p>0,09</text:p>
          </table:table-cell>
          <table:table-cell table:style-name="ce3" table:formula="of:=[.H46]/[.B46]*100" office:value-type="float" office:value="45.1550617283951" calcext:value-type="float">
            <text:p>45,16</text:p>
          </table:table-cell>
          <table:table-cell table:number-columns-repeated="1013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table:formula="of:=[.C11]/50" office:value-type="float" office:value="0.83" calcext:value-type="float">
            <text:p>0,83</text:p>
          </table:table-cell>
          <table:table-cell table:style-name="ce4" table:formula="of:=[.D11]" office:value-type="float" office:value="5.3" calcext:value-type="float">
            <text:p>5,30</text:p>
          </table:table-cell>
          <table:table-cell table:style-name="ce3" table:formula="of:=[.C47]*[.D47]" office:value-type="float" office:value="4.399" calcext:value-type="float">
            <text:p>4,40</text:p>
          </table:table-cell>
          <table:table-cell table:style-name="ce3" table:formula="of:=26*[.C47]*[.C47]" office:value-type="float" office:value="17.9114" calcext:value-type="float">
            <text:p>17,91</text:p>
          </table:table-cell>
          <table:table-cell table:style-name="ce3" table:formula="of:=1.2*[.A47]*[.A47]*10^(-6)+1.1*[.A47]*10^(-3)" office:value-type="float" office:value="14.942" calcext:value-type="float">
            <text:p>14,94</text:p>
          </table:table-cell>
          <table:table-cell table:style-name="ce3" table:formula="of:=[.E47]+[.F47]+[.G47]" office:value-type="float" office:value="37.2524" calcext:value-type="float">
            <text:p>37,25</text:p>
          </table:table-cell>
          <table:table-cell table:style-name="ce3" table:formula="of:=3.14*[.A47]/30" office:value-type="float" office:value="324.466666666667" calcext:value-type="float">
            <text:p>324,47</text:p>
          </table:table-cell>
          <table:table-cell table:style-name="ce3" table:formula="of:=[.H47]/[.I47]" office:value-type="float" office:value="0.114811177316622" calcext:value-type="float">
            <text:p>0,11</text:p>
          </table:table-cell>
          <table:table-cell table:style-name="ce3" table:formula="of:=[.H47]/[.B47]*100" office:value-type="float" office:value="40.0563440860215" calcext:value-type="float">
            <text:p>40,06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" office:value-type="float" office:value="12.2" calcext:value-type="float">
            <text:p>12,20</text:p>
          </table:table-cell>
          <table:table-cell table:style-name="ce3" table:formula="of:=[.C51]*[.D51]" office:value-type="float" office:value="3.172" calcext:value-type="float">
            <text:p>3,17</text:p>
          </table:table-cell>
          <table:table-cell table:style-name="ce3" table:formula="of:=26*[.C51]*[.C51]" office:value-type="float" office:value="1.7576" calcext:value-type="float">
            <text:p>1,76</text:p>
          </table:table-cell>
          <table:table-cell table:style-name="ce3" table:formula="of:=1.2*[.A51]*[.A51]*10^(-6)+1.1*[.A51]*10^(-3)" office:value-type="float" office:value="35.5" calcext:value-type="float">
            <text:p>35,50</text:p>
          </table:table-cell>
          <table:table-cell table:style-name="ce3" table:formula="of:=[.E51]+[.F51]+[.G51]" office:value-type="float" office:value="40.4296" calcext:value-type="float">
            <text:p>40,43</text:p>
          </table:table-cell>
          <table:table-cell table:style-name="ce3" table:formula="of:=3.14*[.A51]/30" office:value-type="float" office:value="523.333333333333" calcext:value-type="float">
            <text:p>523,33</text:p>
          </table:table-cell>
          <table:table-cell table:style-name="ce3" table:formula="of:=[.H51]/[.I51]" office:value-type="float" office:value="0.0772540127388535" calcext:value-type="float">
            <text:p>0,08</text:p>
          </table:table-cell>
          <table:table-cell table:style-name="ce3" table:formula="of:=[.H51]/[.B51]*100" office:value-type="float" office:value="72.1957142857143" calcext:value-type="float">
            <text:p>72,20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" office:value-type="float" office:value="12" calcext:value-type="float">
            <text:p>12,00</text:p>
          </table:table-cell>
          <table:table-cell table:style-name="ce3" table:formula="of:=[.C52]*[.D52]" office:value-type="float" office:value="3.84" calcext:value-type="float">
            <text:p>3,84</text:p>
          </table:table-cell>
          <table:table-cell table:style-name="ce3" table:formula="of:=26*[.C52]*[.C52]" office:value-type="float" office:value="2.6624" calcext:value-type="float">
            <text:p>2,66</text:p>
          </table:table-cell>
          <table:table-cell table:style-name="ce3" table:formula="of:=1.2*[.A52]*[.A52]*10^(-6)+1.1*[.A52]*10^(-3)" office:value-type="float" office:value="34.202" calcext:value-type="float">
            <text:p>34,20</text:p>
          </table:table-cell>
          <table:table-cell table:style-name="ce3" table:formula="of:=[.E52]+[.F52]+[.G52]" office:value-type="float" office:value="40.7044" calcext:value-type="float">
            <text:p>40,70</text:p>
          </table:table-cell>
          <table:table-cell table:style-name="ce3" table:formula="of:=3.14*[.A52]/30" office:value-type="float" office:value="512.866666666667" calcext:value-type="float">
            <text:p>512,87</text:p>
          </table:table-cell>
          <table:table-cell table:style-name="ce3" table:formula="of:=[.H52]/[.I52]" office:value-type="float" office:value="0.0793664370206681" calcext:value-type="float">
            <text:p>0,08</text:p>
          </table:table-cell>
          <table:table-cell table:style-name="ce3" table:formula="of:=[.H52]/[.B52]*100" office:value-type="float" office:value="65.6522580645161" calcext:value-type="float">
            <text:p>65,65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" office:value-type="float" office:value="11.2" calcext:value-type="float">
            <text:p>11,20</text:p>
          </table:table-cell>
          <table:table-cell table:style-name="ce3" table:formula="of:=[.C53]*[.D53]" office:value-type="float" office:value="4.704" calcext:value-type="float">
            <text:p>4,70</text:p>
          </table:table-cell>
          <table:table-cell table:style-name="ce3" table:formula="of:=26*[.C53]*[.C53]" office:value-type="float" office:value="4.5864" calcext:value-type="float">
            <text:p>4,59</text:p>
          </table:table-cell>
          <table:table-cell table:style-name="ce3" table:formula="of:=1.2*[.A53]*[.A53]*10^(-6)+1.1*[.A53]*10^(-3)" office:value-type="float" office:value="32.928" calcext:value-type="float">
            <text:p>32,93</text:p>
          </table:table-cell>
          <table:table-cell table:style-name="ce3" table:formula="of:=[.E53]+[.F53]+[.G53]" office:value-type="float" office:value="42.2184" calcext:value-type="float">
            <text:p>42,22</text:p>
          </table:table-cell>
          <table:table-cell table:style-name="ce3" table:formula="of:=3.14*[.A53]/30" office:value-type="float" office:value="502.4" calcext:value-type="float">
            <text:p>502,40</text:p>
          </table:table-cell>
          <table:table-cell table:style-name="ce3" table:formula="of:=[.H53]/[.I53]" office:value-type="float" office:value="0.0840334394904459" calcext:value-type="float">
            <text:p>0,08</text:p>
          </table:table-cell>
          <table:table-cell table:style-name="ce3" table:formula="of:=[.H53]/[.B53]*100" office:value-type="float" office:value="58.6366666666667" calcext:value-type="float">
            <text:p>58,64</text:p>
          </table:table-cell>
          <table:table-cell table:number-columns-repeated="1013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" office:value-type="float" office:value="10.2" calcext:value-type="float">
            <text:p>10,20</text:p>
          </table:table-cell>
          <table:table-cell table:style-name="ce3" table:formula="of:=[.C54]*[.D54]" office:value-type="float" office:value="5.406" calcext:value-type="float">
            <text:p>5,41</text:p>
          </table:table-cell>
          <table:table-cell table:style-name="ce3" table:formula="of:=26*[.C54]*[.C54]" office:value-type="float" office:value="7.3034" calcext:value-type="float">
            <text:p>7,30</text:p>
          </table:table-cell>
          <table:table-cell table:style-name="ce3" table:formula="of:=1.2*[.A54]*[.A54]*10^(-6)+1.1*[.A54]*10^(-3)" office:value-type="float" office:value="30.452" calcext:value-type="float">
            <text:p>30,45</text:p>
          </table:table-cell>
          <table:table-cell table:style-name="ce3" table:formula="of:=[.E54]+[.F54]+[.G54]" office:value-type="float" office:value="43.1614" calcext:value-type="float">
            <text:p>43,16</text:p>
          </table:table-cell>
          <table:table-cell table:style-name="ce3" table:formula="of:=3.14*[.A54]/30" office:value-type="float" office:value="481.466666666667" calcext:value-type="float">
            <text:p>481,47</text:p>
          </table:table-cell>
          <table:table-cell table:style-name="ce3" table:formula="of:=[.H54]/[.I54]" office:value-type="float" office:value="0.0896456660204929" calcext:value-type="float">
            <text:p>0,09</text:p>
          </table:table-cell>
          <table:table-cell table:style-name="ce3" table:formula="of:=[.H54]/[.B54]*100" office:value-type="float" office:value="53.95175" calcext:value-type="float">
            <text:p>53,95</text:p>
          </table:table-cell>
          <table:table-cell table:number-columns-repeated="1013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" office:value-type="float" office:value="9.4" calcext:value-type="float">
            <text:p>9,40</text:p>
          </table:table-cell>
          <table:table-cell table:style-name="ce3" table:formula="of:=[.C55]*[.D55]" office:value-type="float" office:value="5.358" calcext:value-type="float">
            <text:p>5,36</text:p>
          </table:table-cell>
          <table:table-cell table:style-name="ce3" table:formula="of:=26*[.C55]*[.C55]" office:value-type="float" office:value="8.4474" calcext:value-type="float">
            <text:p>8,45</text:p>
          </table:table-cell>
          <table:table-cell table:style-name="ce3" table:formula="of:=1.2*[.A55]*[.A55]*10^(-6)+1.1*[.A55]*10^(-3)" office:value-type="float" office:value="28.072" calcext:value-type="float">
            <text:p>28,07</text:p>
          </table:table-cell>
          <table:table-cell table:style-name="ce3" table:formula="of:=[.E55]+[.F55]+[.G55]" office:value-type="float" office:value="41.8774" calcext:value-type="float">
            <text:p>41,88</text:p>
          </table:table-cell>
          <table:table-cell table:style-name="ce3" table:formula="of:=3.14*[.A55]/30" office:value-type="float" office:value="460.533333333333" calcext:value-type="float">
            <text:p>460,53</text:p>
          </table:table-cell>
          <table:table-cell table:style-name="ce3" table:formula="of:=[.H55]/[.I55]" office:value-type="float" office:value="0.0909323972206138" calcext:value-type="float">
            <text:p>0,09</text:p>
          </table:table-cell>
          <table:table-cell table:style-name="ce3" table:formula="of:=[.H55]/[.B55]*100" office:value-type="float" office:value="49.8540476190476" calcext:value-type="float">
            <text:p>49,85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" office:value-type="float" office:value="9" calcext:value-type="float">
            <text:p>9,00</text:p>
          </table:table-cell>
          <table:table-cell table:style-name="ce3" table:formula="of:=[.C56]*[.D56]" office:value-type="float" office:value="5.4" calcext:value-type="float">
            <text:p>5,40</text:p>
          </table:table-cell>
          <table:table-cell table:style-name="ce3" table:formula="of:=26*[.C56]*[.C56]" office:value-type="float" office:value="9.36" calcext:value-type="float">
            <text:p>9,36</text:p>
          </table:table-cell>
          <table:table-cell table:style-name="ce3" table:formula="of:=1.2*[.A56]*[.A56]*10^(-6)+1.1*[.A56]*10^(-3)" office:value-type="float" office:value="26.918" calcext:value-type="float">
            <text:p>26,92</text:p>
          </table:table-cell>
          <table:table-cell table:style-name="ce3" table:formula="of:=[.E56]+[.F56]+[.G56]" office:value-type="float" office:value="41.678" calcext:value-type="float">
            <text:p>41,68</text:p>
          </table:table-cell>
          <table:table-cell table:style-name="ce3" table:formula="of:=3.14*[.A56]/30" office:value-type="float" office:value="450.066666666667" calcext:value-type="float">
            <text:p>450,07</text:p>
          </table:table-cell>
          <table:table-cell table:style-name="ce3" table:formula="of:=[.H56]/[.I56]" office:value-type="float" office:value="0.0926040586579765" calcext:value-type="float">
            <text:p>0,09</text:p>
          </table:table-cell>
          <table:table-cell table:style-name="ce3" table:formula="of:=[.H56]/[.B56]*100" office:value-type="float" office:value="48.4627906976744" calcext:value-type="float">
            <text:p>48,46</text:p>
          </table:table-cell>
          <table:table-cell table:number-columns-repeated="1013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" office:value-type="float" office:value="8.2" calcext:value-type="float">
            <text:p>8,20</text:p>
          </table:table-cell>
          <table:table-cell table:style-name="ce3" table:formula="of:=[.C57]*[.D57]" office:value-type="float" office:value="5.412" calcext:value-type="float">
            <text:p>5,41</text:p>
          </table:table-cell>
          <table:table-cell table:style-name="ce3" table:formula="of:=26*[.C57]*[.C57]" office:value-type="float" office:value="11.3256" calcext:value-type="float">
            <text:p>11,33</text:p>
          </table:table-cell>
          <table:table-cell table:style-name="ce3" table:formula="of:=1.2*[.A57]*[.A57]*10^(-6)+1.1*[.A57]*10^(-3)" office:value-type="float" office:value="24.682" calcext:value-type="float">
            <text:p>24,68</text:p>
          </table:table-cell>
          <table:table-cell table:style-name="ce3" table:formula="of:=[.E57]+[.F57]+[.G57]" office:value-type="float" office:value="41.4196" calcext:value-type="float">
            <text:p>41,42</text:p>
          </table:table-cell>
          <table:table-cell table:style-name="ce3" table:formula="of:=3.14*[.A57]/30" office:value-type="float" office:value="429.133333333333" calcext:value-type="float">
            <text:p>429,13</text:p>
          </table:table-cell>
          <table:table-cell table:style-name="ce3" table:formula="of:=[.H57]/[.I57]" office:value-type="float" office:value="0.0965191859561909" calcext:value-type="float">
            <text:p>0,10</text:p>
          </table:table-cell>
          <table:table-cell table:style-name="ce3" table:formula="of:=[.H57]/[.B57]*100" office:value-type="float" office:value="46.0217777777778" calcext:value-type="float">
            <text:p>46,02</text:p>
          </table:table-cell>
          <table:table-cell table:number-columns-repeated="1013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" office:value-type="float" office:value="7.1" calcext:value-type="float">
            <text:p>7,10</text:p>
          </table:table-cell>
          <table:table-cell table:style-name="ce3" table:formula="of:=[.C58]*[.D58]" office:value-type="float" office:value="5.112" calcext:value-type="float">
            <text:p>5,11</text:p>
          </table:table-cell>
          <table:table-cell table:style-name="ce3" table:formula="of:=26*[.C58]*[.C58]" office:value-type="float" office:value="13.4784" calcext:value-type="float">
            <text:p>13,48</text:p>
          </table:table-cell>
          <table:table-cell table:style-name="ce3" table:formula="of:=1.2*[.A58]*[.A58]*10^(-6)+1.1*[.A58]*10^(-3)" office:value-type="float" office:value="21.508" calcext:value-type="float">
            <text:p>21,51</text:p>
          </table:table-cell>
          <table:table-cell table:style-name="ce3" table:formula="of:=[.E58]+[.F58]+[.G58]" office:value-type="float" office:value="40.0984" calcext:value-type="float">
            <text:p>40,10</text:p>
          </table:table-cell>
          <table:table-cell table:style-name="ce3" table:formula="of:=3.14*[.A58]/30" office:value-type="float" office:value="397.733333333333" calcext:value-type="float">
            <text:p>397,73</text:p>
          </table:table-cell>
          <table:table-cell table:style-name="ce3" table:formula="of:=[.H58]/[.I58]" office:value-type="float" office:value="0.100817298022125" calcext:value-type="float">
            <text:p>0,10</text:p>
          </table:table-cell>
          <table:table-cell table:style-name="ce3" table:formula="of:=[.H58]/[.B58]*100" office:value-type="float" office:value="42.2088421052632" calcext:value-type="float">
            <text:p>42,21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table:formula="of:=[.C26]/50" office:value-type="float" office:value="0.25" calcext:value-type="float">
            <text:p>0,25</text:p>
          </table:table-cell>
          <table:table-cell table:style-name="ce4" table:formula="of:=[.D26]" office:value-type="float" office:value="12.1" calcext:value-type="float">
            <text:p>12,10</text:p>
          </table:table-cell>
          <table:table-cell table:style-name="ce3" table:formula="of:=[.C62]*[.D62]" office:value-type="float" office:value="3.025" calcext:value-type="float">
            <text:p>3,03</text:p>
          </table:table-cell>
          <table:table-cell table:style-name="ce3" table:formula="of:=26*[.C62]*[.C62]" office:value-type="float" office:value="1.625" calcext:value-type="float">
            <text:p>1,63</text:p>
          </table:table-cell>
          <table:table-cell table:style-name="ce3" table:formula="of:=1.2*[.A62]*[.A62]*10^(-6)+1.1*[.A62]*10^(-3)" office:value-type="float" office:value="35.5" calcext:value-type="float">
            <text:p>35,50</text:p>
          </table:table-cell>
          <table:table-cell table:style-name="ce3" table:formula="of:=[.E62]+[.F62]+[.G62]" office:value-type="float" office:value="40.15" calcext:value-type="float">
            <text:p>40,15</text:p>
          </table:table-cell>
          <table:table-cell table:style-name="ce3" table:formula="of:=3.14*[.A62]/30" office:value-type="float" office:value="523.333333333333" calcext:value-type="float">
            <text:p>523,33</text:p>
          </table:table-cell>
          <table:table-cell table:style-name="ce3" table:formula="of:=[.H62]/[.I62]" office:value-type="float" office:value="0.07671974522293" calcext:value-type="float">
            <text:p>0,08</text:p>
          </table:table-cell>
          <table:table-cell table:style-name="ce3" table:formula="of:=[.H62]/[.B62]*100" office:value-type="float" office:value="77.2115384615385" calcext:value-type="float">
            <text:p>77,21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table:formula="of:=[.C27]/50" office:value-type="float" office:value="0.28" calcext:value-type="float">
            <text:p>0,28</text:p>
          </table:table-cell>
          <table:table-cell table:style-name="ce4" table:formula="of:=[.D27]" office:value-type="float" office:value="11.5" calcext:value-type="float">
            <text:p>11,50</text:p>
          </table:table-cell>
          <table:table-cell table:style-name="ce3" table:formula="of:=[.C63]*[.D63]" office:value-type="float" office:value="3.22" calcext:value-type="float">
            <text:p>3,22</text:p>
          </table:table-cell>
          <table:table-cell table:style-name="ce3" table:formula="of:=26*[.C63]*[.C63]" office:value-type="float" office:value="2.0384" calcext:value-type="float">
            <text:p>2,04</text:p>
          </table:table-cell>
          <table:table-cell table:style-name="ce3" table:formula="of:=1.2*[.A63]*[.A63]*10^(-6)+1.1*[.A63]*10^(-3)" office:value-type="float" office:value="34.202" calcext:value-type="float">
            <text:p>34,20</text:p>
          </table:table-cell>
          <table:table-cell table:style-name="ce3" table:formula="of:=[.E63]+[.F63]+[.G63]" office:value-type="float" office:value="39.4604" calcext:value-type="float">
            <text:p>39,46</text:p>
          </table:table-cell>
          <table:table-cell table:style-name="ce3" table:formula="of:=3.14*[.A63]/30" office:value-type="float" office:value="512.866666666667" calcext:value-type="float">
            <text:p>512,87</text:p>
          </table:table-cell>
          <table:table-cell table:style-name="ce3" table:formula="of:=[.H63]/[.I63]" office:value-type="float" office:value="0.0769408553230209" calcext:value-type="float">
            <text:p>0,08</text:p>
          </table:table-cell>
          <table:table-cell table:style-name="ce3" table:formula="of:=[.H63]/[.B63]*100" office:value-type="float" office:value="71.7461818181818" calcext:value-type="float">
            <text:p>71,75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table:formula="of:=[.C28]/50" office:value-type="float" office:value="0.36" calcext:value-type="float">
            <text:p>0,36</text:p>
          </table:table-cell>
          <table:table-cell table:style-name="ce4" table:formula="of:=[.D28]" office:value-type="float" office:value="11" calcext:value-type="float">
            <text:p>11,00</text:p>
          </table:table-cell>
          <table:table-cell table:style-name="ce3" table:formula="of:=[.C64]*[.D64]" office:value-type="float" office:value="3.96" calcext:value-type="float">
            <text:p>3,96</text:p>
          </table:table-cell>
          <table:table-cell table:style-name="ce3" table:formula="of:=26*[.C64]*[.C64]" office:value-type="float" office:value="3.3696" calcext:value-type="float">
            <text:p>3,37</text:p>
          </table:table-cell>
          <table:table-cell table:style-name="ce3" table:formula="of:=1.2*[.A64]*[.A64]*10^(-6)+1.1*[.A64]*10^(-3)" office:value-type="float" office:value="32.928" calcext:value-type="float">
            <text:p>32,93</text:p>
          </table:table-cell>
          <table:table-cell table:style-name="ce3" table:formula="of:=[.E64]+[.F64]+[.G64]" office:value-type="float" office:value="40.2576" calcext:value-type="float">
            <text:p>40,26</text:p>
          </table:table-cell>
          <table:table-cell table:style-name="ce3" table:formula="of:=3.14*[.A64]/30" office:value-type="float" office:value="502.4" calcext:value-type="float">
            <text:p>502,40</text:p>
          </table:table-cell>
          <table:table-cell table:style-name="ce3" table:formula="of:=[.H64]/[.I64]" office:value-type="float" office:value="0.0801305732484076" calcext:value-type="float">
            <text:p>0,08</text:p>
          </table:table-cell>
          <table:table-cell table:style-name="ce3" table:formula="of:=[.H64]/[.B64]*100" office:value-type="float" office:value="63.9009523809524" calcext:value-type="float">
            <text:p>63,90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table:formula="of:=[.C29]/50" office:value-type="float" office:value="0.4" calcext:value-type="float">
            <text:p>0,40</text:p>
          </table:table-cell>
          <table:table-cell table:style-name="ce4" table:formula="of:=[.D29]" office:value-type="float" office:value="10" calcext:value-type="float">
            <text:p>10,00</text:p>
          </table:table-cell>
          <table:table-cell table:style-name="ce3" table:formula="of:=[.C65]*[.D65]" office:value-type="float" office:value="4" calcext:value-type="float">
            <text:p>4,00</text:p>
          </table:table-cell>
          <table:table-cell table:style-name="ce3" table:formula="of:=26*[.C65]*[.C65]" office:value-type="float" office:value="4.16" calcext:value-type="float">
            <text:p>4,16</text:p>
          </table:table-cell>
          <table:table-cell table:style-name="ce3" table:formula="of:=1.2*[.A65]*[.A65]*10^(-6)+1.1*[.A65]*10^(-3)" office:value-type="float" office:value="29.25" calcext:value-type="float">
            <text:p>29,25</text:p>
          </table:table-cell>
          <table:table-cell table:style-name="ce3" table:formula="of:=[.E65]+[.F65]+[.G65]" office:value-type="float" office:value="37.41" calcext:value-type="float">
            <text:p>37,41</text:p>
          </table:table-cell>
          <table:table-cell table:style-name="ce3" table:formula="of:=3.14*[.A65]/30" office:value-type="float" office:value="471" calcext:value-type="float">
            <text:p>471,00</text:p>
          </table:table-cell>
          <table:table-cell table:style-name="ce3" table:formula="of:=[.H65]/[.I65]" office:value-type="float" office:value="0.0794267515923567" calcext:value-type="float">
            <text:p>0,08</text:p>
          </table:table-cell>
          <table:table-cell table:style-name="ce3" table:formula="of:=[.H65]/[.B65]*100" office:value-type="float" office:value="57.5538461538461" calcext:value-type="float">
            <text:p>57,55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table:formula="of:=[.C30]/50" office:value-type="float" office:value="0.44" calcext:value-type="float">
            <text:p>0,44</text:p>
          </table:table-cell>
          <table:table-cell table:style-name="ce4" table:formula="of:=[.D30]" office:value-type="float" office:value="9.3" calcext:value-type="float">
            <text:p>9,30</text:p>
          </table:table-cell>
          <table:table-cell table:style-name="ce3" table:formula="of:=[.C66]*[.D66]" office:value-type="float" office:value="4.092" calcext:value-type="float">
            <text:p>4,09</text:p>
          </table:table-cell>
          <table:table-cell table:style-name="ce3" table:formula="of:=26*[.C66]*[.C66]" office:value-type="float" office:value="5.0336" calcext:value-type="float">
            <text:p>5,03</text:p>
          </table:table-cell>
          <table:table-cell table:style-name="ce3" table:formula="of:=1.2*[.A66]*[.A66]*10^(-6)+1.1*[.A66]*10^(-3)" office:value-type="float" office:value="26.918" calcext:value-type="float">
            <text:p>26,92</text:p>
          </table:table-cell>
          <table:table-cell table:style-name="ce3" table:formula="of:=[.E66]+[.F66]+[.G66]" office:value-type="float" office:value="36.0436" calcext:value-type="float">
            <text:p>36,04</text:p>
          </table:table-cell>
          <table:table-cell table:style-name="ce3" table:formula="of:=3.14*[.A66]/30" office:value-type="float" office:value="450.066666666667" calcext:value-type="float">
            <text:p>450,07</text:p>
          </table:table-cell>
          <table:table-cell table:style-name="ce3" table:formula="of:=[.H66]/[.I66]" office:value-type="float" office:value="0.0800850244408235" calcext:value-type="float">
            <text:p>0,08</text:p>
          </table:table-cell>
          <table:table-cell table:style-name="ce3" table:formula="of:=[.H66]/[.B66]*100" office:value-type="float" office:value="53.0052941176471" calcext:value-type="float">
            <text:p>53,01</text:p>
          </table:table-cell>
          <table:table-cell table:number-columns-repeated="1013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table:formula="of:=[.C31]/50" office:value-type="float" office:value="0.5" calcext:value-type="float">
            <text:p>0,50</text:p>
          </table:table-cell>
          <table:table-cell table:style-name="ce4" table:formula="of:=[.D31]" office:value-type="float" office:value="8.5" calcext:value-type="float">
            <text:p>8,50</text:p>
          </table:table-cell>
          <table:table-cell table:style-name="ce3" table:formula="of:=[.C67]*[.D67]" office:value-type="float" office:value="4.25" calcext:value-type="float">
            <text:p>4,25</text:p>
          </table:table-cell>
          <table:table-cell table:style-name="ce3" table:formula="of:=26*[.C67]*[.C67]" office:value-type="float" office:value="6.5" calcext:value-type="float">
            <text:p>6,50</text:p>
          </table:table-cell>
          <table:table-cell table:style-name="ce3" table:formula="of:=1.2*[.A67]*[.A67]*10^(-6)+1.1*[.A67]*10^(-3)" office:value-type="float" office:value="23.6" calcext:value-type="float">
            <text:p>23,60</text:p>
          </table:table-cell>
          <table:table-cell table:style-name="ce3" table:formula="of:=[.E67]+[.F67]+[.G67]" office:value-type="float" office:value="34.35" calcext:value-type="float">
            <text:p>34,35</text:p>
          </table:table-cell>
          <table:table-cell table:style-name="ce3" table:formula="of:=3.14*[.A67]/30" office:value-type="float" office:value="418.666666666667" calcext:value-type="float">
            <text:p>418,67</text:p>
          </table:table-cell>
          <table:table-cell table:style-name="ce3" table:formula="of:=[.H67]/[.I67]" office:value-type="float" office:value="0.082046178343949" calcext:value-type="float">
            <text:p>0,08</text:p>
          </table:table-cell>
          <table:table-cell table:style-name="ce3" table:formula="of:=[.H67]/[.B67]*100" office:value-type="float" office:value="49.0714285714286" calcext:value-type="float">
            <text:p>49,07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table:formula="of:=[.C32]/50" office:value-type="float" office:value="0.54" calcext:value-type="float">
            <text:p>0,54</text:p>
          </table:table-cell>
          <table:table-cell table:style-name="ce4" table:formula="of:=[.D32]" office:value-type="float" office:value="7.5" calcext:value-type="float">
            <text:p>7,50</text:p>
          </table:table-cell>
          <table:table-cell table:style-name="ce3" table:formula="of:=[.C68]*[.D68]" office:value-type="float" office:value="4.05" calcext:value-type="float">
            <text:p>4,05</text:p>
          </table:table-cell>
          <table:table-cell table:style-name="ce3" table:formula="of:=26*[.C68]*[.C68]" office:value-type="float" office:value="7.5816" calcext:value-type="float">
            <text:p>7,58</text:p>
          </table:table-cell>
          <table:table-cell table:style-name="ce3" table:formula="of:=1.2*[.A68]*[.A68]*10^(-6)+1.1*[.A68]*10^(-3)" office:value-type="float" office:value="20.498" calcext:value-type="float">
            <text:p>20,50</text:p>
          </table:table-cell>
          <table:table-cell table:style-name="ce3" table:formula="of:=[.E68]+[.F68]+[.G68]" office:value-type="float" office:value="32.1296" calcext:value-type="float">
            <text:p>32,13</text:p>
          </table:table-cell>
          <table:table-cell table:style-name="ce3" table:formula="of:=3.14*[.A68]/30" office:value-type="float" office:value="387.266666666667" calcext:value-type="float">
            <text:p>387,27</text:p>
          </table:table-cell>
          <table:table-cell table:style-name="ce3" table:formula="of:=[.H68]/[.I68]" office:value-type="float" office:value="0.0829650542262007" calcext:value-type="float">
            <text:p>0,08</text:p>
          </table:table-cell>
          <table:table-cell table:style-name="ce3" table:formula="of:=[.H68]/[.B68]*100" office:value-type="float" office:value="44.6244444444445" calcext:value-type="float">
            <text:p>44,62</text:p>
          </table:table-cell>
          <table:table-cell table:number-columns-repeated="1013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table:formula="of:=[.C33]/50" office:value-type="float" office:value="0.58" calcext:value-type="float">
            <text:p>0,58</text:p>
          </table:table-cell>
          <table:table-cell table:style-name="ce4" table:formula="of:=[.D33]" office:value-type="float" office:value="6.2" calcext:value-type="float">
            <text:p>6,20</text:p>
          </table:table-cell>
          <table:table-cell table:style-name="ce3" table:formula="of:=[.C69]*[.D69]" office:value-type="float" office:value="3.596" calcext:value-type="float">
            <text:p>3,60</text:p>
          </table:table-cell>
          <table:table-cell table:style-name="ce3" table:formula="of:=26*[.C69]*[.C69]" office:value-type="float" office:value="8.7464" calcext:value-type="float">
            <text:p>8,75</text:p>
          </table:table-cell>
          <table:table-cell table:style-name="ce3" table:formula="of:=1.2*[.A69]*[.A69]*10^(-6)+1.1*[.A69]*10^(-3)" office:value-type="float" office:value="15.808" calcext:value-type="float">
            <text:p>15,81</text:p>
          </table:table-cell>
          <table:table-cell table:style-name="ce3" table:formula="of:=[.E69]+[.F69]+[.G69]" office:value-type="float" office:value="28.1504" calcext:value-type="float">
            <text:p>28,15</text:p>
          </table:table-cell>
          <table:table-cell table:style-name="ce3" table:formula="of:=3.14*[.A69]/30" office:value-type="float" office:value="334.933333333333" calcext:value-type="float">
            <text:p>334,93</text:p>
          </table:table-cell>
          <table:table-cell table:style-name="ce3" table:formula="of:=[.H69]/[.I69]" office:value-type="float" office:value="0.084047770700637" calcext:value-type="float">
            <text:p>0,08</text:p>
          </table:table-cell>
          <table:table-cell table:style-name="ce3" table:formula="of:=[.H69]/[.B69]*100" office:value-type="float" office:value="38.0410810810811" calcext:value-type="float">
            <text:p>38,04</text:p>
          </table:table-cell>
          <table:table-cell table:number-columns-repeated="1013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table:formula="of:=[.C34]/100" office:value-type="float" office:value="0.32" calcext:value-type="float">
            <text:p>0,32</text:p>
          </table:table-cell>
          <table:table-cell table:style-name="ce4" table:formula="of:=[.D34]" office:value-type="float" office:value="5.6" calcext:value-type="float">
            <text:p>5,60</text:p>
          </table:table-cell>
          <table:table-cell table:style-name="ce3" table:formula="of:=[.C70]*[.D70]" office:value-type="float" office:value="1.792" calcext:value-type="float">
            <text:p>1,79</text:p>
          </table:table-cell>
          <table:table-cell table:style-name="ce3" table:formula="of:=26*[.C70]*[.C70]" office:value-type="float" office:value="2.6624" calcext:value-type="float">
            <text:p>2,66</text:p>
          </table:table-cell>
          <table:table-cell table:style-name="ce3" table:formula="of:=1.2*[.A70]*[.A70]*10^(-6)+1.1*[.A70]*10^(-3)" office:value-type="float" office:value="14.1" calcext:value-type="float">
            <text:p>14,10</text:p>
          </table:table-cell>
          <table:table-cell table:style-name="ce3" table:formula="of:=[.E70]+[.F70]+[.G70]" office:value-type="float" office:value="18.5544" calcext:value-type="float">
            <text:p>18,55</text:p>
          </table:table-cell>
          <table:table-cell table:style-name="ce3" table:formula="of:=3.14*[.A70]/30" office:value-type="float" office:value="314" calcext:value-type="float">
            <text:p>314,00</text:p>
          </table:table-cell>
          <table:table-cell table:style-name="ce3" table:formula="of:=[.H70]/[.I70]" office:value-type="float" office:value="0.0590904458598726" calcext:value-type="float">
            <text:p>0,06</text:p>
          </table:table-cell>
          <table:table-cell table:style-name="ce3" table:formula="of:=[.H70]/[.B70]*100" office:value-type="float" office:value="24.0966233766234" calcext:value-type="float">
            <text:p>24,10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0:34:41.5062934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38:20.573616614</meta:creation-date>
    <dc:date>2015-05-18T13:48:24.450487226</dc:date>
    <meta:editing-duration>PT1H7M27S</meta:editing-duration>
    <meta:editing-cycles>9</meta:editing-cycles>
    <meta:generator>LibreOffice/4.2.8.2$Linux_X86_64 LibreOffice_project/420m0$Build-2</meta:generator>
    <meta:document-statistic meta:table-count="1" meta:cell-count="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05cm" svg:y="3.61cm" style:legend-expansion="high" chart:style-name="ch2"/>
        <chart:plot-area chart:style-name="ch3" table:cell-range-address="Arkusz1.H40:Arkusz1.H47 Arkusz1.K40:Arkusz1.K47 Arkusz1.K51:Arkusz1.K58 Arkusz1.K62:Arkusz1.K70" chart:data-source-has-labels="row" svg:x="0.32cm" svg:y="0.18cm" svg:width="12.065cm" svg:height="8.64cm">
          <chartooo:coordinate-region svg:x="1.525cm" svg:y="0.41cm" svg:width="10.382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40:Arkusz1.K47" chart:label-cell-address="wyprostowane" chart:class="chart:scatter">
            <chart:domain table:cell-range-address="Arkusz1.H40:Arkusz1.H47"/>
            <chart:data-point chart:repeated="8"/>
          </chart:series>
          <chart:series chart:style-name="ch7" chart:values-cell-range-address="Arkusz1.K51:Arkusz1.K58" chart:label-cell-address="przemienny" chart:class="chart:scatter">
            <chart:domain table:cell-range-address="Arkusz1.H51:Arkusz1.H58"/>
            <chart:data-point chart:repeated="8"/>
          </chart:series>
          <chart:series chart:style-name="ch8" chart:values-cell-range-address="Arkusz1.K62:Arkusz1.K70" chart:label-cell-address="&quot;reg. tyrystorowy&quot;" chart:class="chart:scatter">
            <chart:domain table:cell-range-address="Arkusz1.H62:Arkusz1.H7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yprostowane</text:p>
              </table:table-cell>
              <table:table-cell office:value-type="string">
                <text:p>Kolumna H</text:p>
              </table:table-cell>
              <table:table-cell office:value-type="string">
                <text:p>przemienny</text:p>
              </table:table-cell>
              <table:table-cell office:value-type="string">
                <text:p>Kolumna H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5076">
                <text:p>40.5076</text:p>
                <draw:g>
                  <svg:desc>Arkusz1.H40:Arkusz1.H47</svg:desc>
                </draw:g>
              </table:table-cell>
              <table:table-cell office:value-type="float" office:value="75.0140740740741">
                <text:p>75.0140740740741</text:p>
                <draw:g>
                  <svg:desc>Arkusz1.K40:Arkusz1.K47</svg:desc>
                </draw:g>
              </table:table-cell>
              <table:table-cell office:value-type="float" office:value="40.4296">
                <text:p>40.4296</text:p>
                <draw:g>
                  <svg:desc>Arkusz1.H51:Arkusz1.H58</svg:desc>
                </draw:g>
              </table:table-cell>
              <table:table-cell office:value-type="float" office:value="72.1957142857143">
                <text:p>72.1957142857143</text:p>
                <draw:g>
                  <svg:desc>Arkusz1.K51:Arkusz1.K58</svg:desc>
                </draw:g>
              </table:table-cell>
              <table:table-cell office:value-type="float" office:value="40.15">
                <text:p>40.15</text:p>
                <draw:g>
                  <svg:desc>Arkusz1.H62:Arkusz1.H70</svg:desc>
                </draw:g>
              </table:table-cell>
              <table:table-cell office:value-type="float" office:value="77.2115384615385">
                <text:p>77.2115384615385</text:p>
                <draw:g>
                  <svg:desc>Arkusz1.K62:Arkusz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6004">
                <text:p>39.6004</text:p>
              </table:table-cell>
              <table:table-cell office:value-type="float" office:value="72.0007272727273">
                <text:p>72.0007272727273</text:p>
              </table:table-cell>
              <table:table-cell office:value-type="float" office:value="40.7044">
                <text:p>40.7044</text:p>
              </table:table-cell>
              <table:table-cell office:value-type="float" office:value="65.6522580645161">
                <text:p>65.6522580645161</text:p>
              </table:table-cell>
              <table:table-cell office:value-type="float" office:value="39.4604">
                <text:p>39.4604</text:p>
              </table:table-cell>
              <table:table-cell office:value-type="float" office:value="71.7461818181818">
                <text:p>71.746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8436">
                <text:p>39.8436</text:p>
              </table:table-cell>
              <table:table-cell office:value-type="float" office:value="66.406">
                <text:p>66.406</text:p>
              </table:table-cell>
              <table:table-cell office:value-type="float" office:value="42.2184">
                <text:p>42.2184</text:p>
              </table:table-cell>
              <table:table-cell office:value-type="float" office:value="58.6366666666667">
                <text:p>58.6366666666667</text:p>
              </table:table-cell>
              <table:table-cell office:value-type="float" office:value="40.2576">
                <text:p>40.2576</text:p>
              </table:table-cell>
              <table:table-cell office:value-type="float" office:value="63.9009523809524">
                <text:p>63.9009523809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0076">
                <text:p>39.0076</text:p>
              </table:table-cell>
              <table:table-cell office:value-type="float" office:value="63.9468852459016">
                <text:p>63.9468852459016</text:p>
              </table:table-cell>
              <table:table-cell office:value-type="float" office:value="43.1614">
                <text:p>43.1614</text:p>
              </table:table-cell>
              <table:table-cell office:value-type="float" office:value="53.95175">
                <text:p>53.95175</text:p>
              </table:table-cell>
              <table:table-cell office:value-type="float" office:value="37.41">
                <text:p>37.41</text:p>
              </table:table-cell>
              <table:table-cell office:value-type="float" office:value="57.5538461538461">
                <text:p>57.5538461538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9256">
                <text:p>37.9256</text:p>
              </table:table-cell>
              <table:table-cell office:value-type="float" office:value="59.25875">
                <text:p>59.25875</text:p>
              </table:table-cell>
              <table:table-cell office:value-type="float" office:value="41.8774">
                <text:p>41.8774</text:p>
              </table:table-cell>
              <table:table-cell office:value-type="float" office:value="49.8540476190476">
                <text:p>49.8540476190476</text:p>
              </table:table-cell>
              <table:table-cell office:value-type="float" office:value="36.0436">
                <text:p>36.0436</text:p>
              </table:table-cell>
              <table:table-cell office:value-type="float" office:value="53.0052941176471">
                <text:p>53.005294117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276">
                <text:p>36.9276</text:p>
              </table:table-cell>
              <table:table-cell office:value-type="float" office:value="53.5182608695652">
                <text:p>53.5182608695652</text:p>
              </table:table-cell>
              <table:table-cell office:value-type="float" office:value="41.678">
                <text:p>41.678</text:p>
              </table:table-cell>
              <table:table-cell office:value-type="float" office:value="48.4627906976744">
                <text:p>48.4627906976744</text:p>
              </table:table-cell>
              <table:table-cell office:value-type="float" office:value="34.35">
                <text:p>34.35</text:p>
              </table:table-cell>
              <table:table-cell office:value-type="float" office:value="49.0714285714286">
                <text:p>49.0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756">
                <text:p>36.5756</text:p>
              </table:table-cell>
              <table:table-cell office:value-type="float" office:value="45.1550617283951">
                <text:p>45.1550617283951</text:p>
              </table:table-cell>
              <table:table-cell office:value-type="float" office:value="41.4196">
                <text:p>41.4196</text:p>
              </table:table-cell>
              <table:table-cell office:value-type="float" office:value="46.0217777777778">
                <text:p>46.0217777777778</text:p>
              </table:table-cell>
              <table:table-cell office:value-type="float" office:value="32.1296">
                <text:p>32.1296</text:p>
              </table:table-cell>
              <table:table-cell office:value-type="float" office:value="44.6244444444445">
                <text:p>44.6244444444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2524">
                <text:p>37.2524</text:p>
              </table:table-cell>
              <table:table-cell office:value-type="float" office:value="40.0563440860215">
                <text:p>40.0563440860215</text:p>
              </table:table-cell>
              <table:table-cell office:value-type="float" office:value="40.0984">
                <text:p>40.0984</text:p>
              </table:table-cell>
              <table:table-cell office:value-type="float" office:value="42.2088421052632">
                <text:p>42.2088421052632</text:p>
              </table:table-cell>
              <table:table-cell office:value-type="float" office:value="28.1504">
                <text:p>28.1504</text:p>
              </table:table-cell>
              <table:table-cell office:value-type="float" office:value="38.0410810810811">
                <text:p>38.041081081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544">
                <text:p>18.5544</text:p>
              </table:table-cell>
              <table:table-cell office:value-type="float" office:value="24.0966233766234">
                <text:p>24.0966233766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05cm" svg:y="3.61cm" style:legend-expansion="high" chart:style-name="ch2"/>
        <chart:plot-area chart:style-name="ch3" table:cell-range-address="Arkusz1.A40:Arkusz1.A47 Arkusz1.J40:Arkusz1.J47 Arkusz1.J51:Arkusz1.J58 Arkusz1.J62:Arkusz1.J70" chart:data-source-has-labels="row" svg:x="0.32cm" svg:y="0.18cm" svg:width="12.065cm" svg:height="8.64cm">
          <chartooo:coordinate-region svg:x="1.312cm" svg:y="0.41cm" svg:width="10.383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J40:Arkusz1.J47" chart:label-cell-address="wyprostowane" chart:class="chart:scatter">
            <chart:domain table:cell-range-address="Arkusz1.A40:Arkusz1.A47"/>
            <chart:data-point chart:repeated="8"/>
          </chart:series>
          <chart:series chart:style-name="ch7" chart:values-cell-range-address="Arkusz1.J51:Arkusz1.J58" chart:label-cell-address="przemienny" chart:class="chart:scatter">
            <chart:domain table:cell-range-address="Arkusz1.A51:Arkusz1.A58"/>
            <chart:data-point chart:repeated="8"/>
          </chart:series>
          <chart:series chart:style-name="ch8" chart:values-cell-range-address="Arkusz1.J62:Arkusz1.J70" chart:label-cell-address="&quot;reg. tyrystorowy&quot;" chart:class="chart:scatter">
            <chart:domain table:cell-range-address="Arkusz1.A62:Arkusz1.A7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yprostowane</text:p>
              </table:table-cell>
              <table:table-cell office:value-type="string">
                <text:p>Kolumna A</text:p>
              </table:table-cell>
              <table:table-cell office:value-type="string">
                <text:p>przemienny</text:p>
              </table:table-cell>
              <table:table-cell office:value-type="string">
                <text:p>Kolumna A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Arkusz1.A40:Arkusz1.A47</svg:desc>
                </draw:g>
              </table:table-cell>
              <table:table-cell office:value-type="float" office:value="0.0774030573248408">
                <text:p>0.0774030573248408</text:p>
                <draw:g>
                  <svg:desc>Arkusz1.J40:Arkusz1.J47</svg:desc>
                </draw:g>
              </table:table-cell>
              <table:table-cell office:value-type="float" office:value="5000">
                <text:p>5000</text:p>
                <draw:g>
                  <svg:desc>Arkusz1.A51:Arkusz1.A58</svg:desc>
                </draw:g>
              </table:table-cell>
              <table:table-cell office:value-type="float" office:value="0.0772540127388535">
                <text:p>0.0772540127388535</text:p>
                <draw:g>
                  <svg:desc>Arkusz1.J51:Arkusz1.J58</svg:desc>
                </draw:g>
              </table:table-cell>
              <table:table-cell office:value-type="float" office:value="5000">
                <text:p>5000</text:p>
                <draw:g>
                  <svg:desc>Arkusz1.A62:Arkusz1.A70</svg:desc>
                </draw:g>
              </table:table-cell>
              <table:table-cell office:value-type="float" office:value="0.07671974522293">
                <text:p>0.07671974522293</text:p>
                <draw:g>
                  <svg:desc>Arkusz1.J62:Arkusz1.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077213830755232">
                <text:p>0.077213830755232</text:p>
              </table:table-cell>
              <table:table-cell office:value-type="float" office:value="4900">
                <text:p>4900</text:p>
              </table:table-cell>
              <table:table-cell office:value-type="float" office:value="0.0793664370206681">
                <text:p>0.0793664370206681</text:p>
              </table:table-cell>
              <table:table-cell office:value-type="float" office:value="4900">
                <text:p>4900</text:p>
              </table:table-cell>
              <table:table-cell office:value-type="float" office:value="0.0769408553230209">
                <text:p>0.076940855323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0793065286624204">
                <text:p>0.0793065286624204</text:p>
              </table:table-cell>
              <table:table-cell office:value-type="float" office:value="4800">
                <text:p>4800</text:p>
              </table:table-cell>
              <table:table-cell office:value-type="float" office:value="0.0840334394904459">
                <text:p>0.0840334394904459</text:p>
              </table:table-cell>
              <table:table-cell office:value-type="float" office:value="4800">
                <text:p>4800</text:p>
              </table:table-cell>
              <table:table-cell office:value-type="float" office:value="0.0801305732484076">
                <text:p>0.0801305732484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0.0792944843474726">
                <text:p>0.0792944843474726</text:p>
              </table:table-cell>
              <table:table-cell office:value-type="float" office:value="4600">
                <text:p>4600</text:p>
              </table:table-cell>
              <table:table-cell office:value-type="float" office:value="0.0896456660204929">
                <text:p>0.0896456660204929</text:p>
              </table:table-cell>
              <table:table-cell office:value-type="float" office:value="4500">
                <text:p>4500</text:p>
              </table:table-cell>
              <table:table-cell office:value-type="float" office:value="0.0794267515923567">
                <text:p>0.0794267515923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0.0805214437367304">
                <text:p>0.0805214437367304</text:p>
              </table:table-cell>
              <table:table-cell office:value-type="float" office:value="4400">
                <text:p>4400</text:p>
              </table:table-cell>
              <table:table-cell office:value-type="float" office:value="0.0909323972206138">
                <text:p>0.0909323972206138</text:p>
              </table:table-cell>
              <table:table-cell office:value-type="float" office:value="4300">
                <text:p>4300</text:p>
              </table:table-cell>
              <table:table-cell office:value-type="float" office:value="0.0800850244408235">
                <text:p>0.0800850244408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0">
                <text:p>4300</text:p>
              </table:table-cell>
              <table:table-cell office:value-type="float" office:value="0.0820491778995704">
                <text:p>0.0820491778995704</text:p>
              </table:table-cell>
              <table:table-cell office:value-type="float" office:value="4300">
                <text:p>4300</text:p>
              </table:table-cell>
              <table:table-cell office:value-type="float" office:value="0.0926040586579765">
                <text:p>0.0926040586579765</text:p>
              </table:table-cell>
              <table:table-cell office:value-type="float" office:value="4000">
                <text:p>4000</text:p>
              </table:table-cell>
              <table:table-cell office:value-type="float" office:value="0.082046178343949">
                <text:p>0.082046178343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0944455155792735">
                <text:p>0.0944455155792735</text:p>
              </table:table-cell>
              <table:table-cell office:value-type="float" office:value="4100">
                <text:p>4100</text:p>
              </table:table-cell>
              <table:table-cell office:value-type="float" office:value="0.0965191859561909">
                <text:p>0.0965191859561909</text:p>
              </table:table-cell>
              <table:table-cell office:value-type="float" office:value="3700">
                <text:p>3700</text:p>
              </table:table-cell>
              <table:table-cell office:value-type="float" office:value="0.0829650542262007">
                <text:p>0.0829650542262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0.114811177316622">
                <text:p>0.114811177316622</text:p>
              </table:table-cell>
              <table:table-cell office:value-type="float" office:value="3800">
                <text:p>3800</text:p>
              </table:table-cell>
              <table:table-cell office:value-type="float" office:value="0.100817298022125">
                <text:p>0.100817298022125</text:p>
              </table:table-cell>
              <table:table-cell office:value-type="float" office:value="3200">
                <text:p>3200</text:p>
              </table:table-cell>
              <table:table-cell office:value-type="float" office:value="0.084047770700637">
                <text:p>0.08404777070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0590904458598726">
                <text:p>0.0590904458598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